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report_5f_omp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ffffff"/>
    </style:style>
    <style:style style:name="ce2" style:family="table-cell" style:parent-style-name="Default">
      <style:text-properties fo:color="#ffffff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port_omp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.079702">
            <text:p>0,079702</text:p>
          </table:table-cell>
          <table:table-cell office:value-type="float" office:value="0.032055">
            <text:p>0,032055</text:p>
          </table:table-cell>
          <table:table-cell/>
          <table:table-cell table:formula="of:=([.$D$1]/[.D1])" office:value-type="float" office:value="1">
            <text:p>1</text:p>
          </table:table-cell>
          <table:table-cell/>
          <table:table-cell table:style-name="ce1" office:value-type="float" office:value="2000">
            <text:p>2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.063238">
            <text:p>0,063238</text:p>
          </table:table-cell>
          <table:table-cell office:value-type="float" office:value="0.016301">
            <text:p>0,016301</text:p>
          </table:table-cell>
          <table:table-cell/>
          <table:table-cell table:formula="of:=([.$D$1]/[.D2])" office:value-type="float" office:value="1.96644377645543">
            <text:p>1,9664437765</text:p>
          </table:table-cell>
          <table:table-cell/>
          <table:table-cell table:style-name="ce2" office:value-type="float" office:value="4000">
            <text:p>4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057659">
            <text:p>0,057659</text:p>
          </table:table-cell>
          <table:table-cell office:value-type="float" office:value="0.010859">
            <text:p>0,010859</text:p>
          </table:table-cell>
          <table:table-cell/>
          <table:table-cell table:formula="of:=([.$D$1]/[.D3])" office:value-type="float" office:value="2.95192927525555">
            <text:p>2,9519292753</text:p>
          </table:table-cell>
          <table:table-cell/>
          <table:table-cell table:style-name="ce2" office:value-type="float" office:value="8000">
            <text:p>8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0.05511">
            <text:p>0,05511</text:p>
          </table:table-cell>
          <table:table-cell office:value-type="float" office:value="0.008201">
            <text:p>0,008201</text:p>
          </table:table-cell>
          <table:table-cell/>
          <table:table-cell table:formula="of:=([.$D$1]/[.D4])" office:value-type="float" office:value="3.90866967442995">
            <text:p>3,9086696744</text:p>
          </table:table-cell>
          <table:table-cell/>
          <table:table-cell table:style-name="ce2" office:value-type="float" office:value="16000">
            <text:p>16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0.053251">
            <text:p>0,053251</text:p>
          </table:table-cell>
          <table:table-cell office:value-type="float" office:value="0.0066">
            <text:p>0,0066</text:p>
          </table:table-cell>
          <table:table-cell/>
          <table:table-cell table:formula="of:=([.$D$1]/[.D5])" office:value-type="float" office:value="4.85681818181818">
            <text:p>4,8568181818</text:p>
          </table:table-cell>
          <table:table-cell/>
          <table:table-cell table:style-name="ce2" office:value-type="float" office:value="32000">
            <text:p>32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0.052115">
            <text:p>0,052115</text:p>
          </table:table-cell>
          <table:table-cell office:value-type="float" office:value="0.005563">
            <text:p>0,005563</text:p>
          </table:table-cell>
          <table:table-cell/>
          <table:table-cell table:formula="of:=([.$D$1]/[.D6])" office:value-type="float" office:value="5.76217868056804">
            <text:p>5,7621786806</text:p>
          </table:table-cell>
          <table:table-cell/>
          <table:table-cell table:style-name="ce2" office:value-type="float" office:value="40000">
            <text:p>40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0.051162">
            <text:p>0,051162</text:p>
          </table:table-cell>
          <table:table-cell office:value-type="float" office:value="0.004807">
            <text:p>0,004807</text:p>
          </table:table-cell>
          <table:table-cell/>
          <table:table-cell table:formula="of:=([.$D$1]/[.D7])" office:value-type="float" office:value="6.66840024963595">
            <text:p>6,6684002496</text:p>
          </table:table-cell>
          <table:table-cell/>
          <table:table-cell table:style-name="ce2" office:value-type="float" office:value="2000">
            <text:p>2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0.050939">
            <text:p>0,050939</text:p>
          </table:table-cell>
          <table:table-cell office:value-type="float" office:value="0.004281">
            <text:p>0,004281</text:p>
          </table:table-cell>
          <table:table-cell/>
          <table:table-cell table:formula="of:=([.$D$1]/[.D8])" office:value-type="float" office:value="7.48773651016118">
            <text:p>7,4877365102</text:p>
          </table:table-cell>
          <table:table-cell/>
          <table:table-cell table:style-name="ce2" office:value-type="float" office:value="2100">
            <text:p>21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0.050662">
            <text:p>0,050662</text:p>
          </table:table-cell>
          <table:table-cell office:value-type="float" office:value="0.003842">
            <text:p>0,003842</text:p>
          </table:table-cell>
          <table:table-cell/>
          <table:table-cell table:formula="of:=([.$D$1]/[.D9])" office:value-type="float" office:value="8.34331077563769">
            <text:p>8,3433107756</text:p>
          </table:table-cell>
          <table:table-cell/>
          <table:table-cell table:style-name="ce2" office:value-type="float" office:value="2200">
            <text:p>22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0.050847">
            <text:p>0,050847</text:p>
          </table:table-cell>
          <table:table-cell office:value-type="float" office:value="0.003887">
            <text:p>0,003887</text:p>
          </table:table-cell>
          <table:table-cell/>
          <table:table-cell table:formula="of:=([.$D$1]/[.D10])" office:value-type="float" office:value="8.2467198353486">
            <text:p>8,2467198353</text:p>
          </table:table-cell>
          <table:table-cell/>
          <table:table-cell table:style-name="ce2" office:value-type="float" office:value="2300">
            <text:p>23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0.050514">
            <text:p>0,050514</text:p>
          </table:table-cell>
          <table:table-cell office:value-type="float" office:value="0.00324">
            <text:p>0,00324</text:p>
          </table:table-cell>
          <table:table-cell/>
          <table:table-cell table:formula="of:=([.$D$1]/[.D11])" office:value-type="float" office:value="9.89351851851852">
            <text:p>9,8935185185</text:p>
          </table:table-cell>
          <table:table-cell/>
          <table:table-cell table:style-name="ce2" office:value-type="float" office:value="2400">
            <text:p>24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">
            <text:p>12</text:p>
          </table:table-cell>
          <table:table-cell office:value-type="float" office:value="0.049696">
            <text:p>0,049696</text:p>
          </table:table-cell>
          <table:table-cell office:value-type="float" office:value="0.003007">
            <text:p>0,003007</text:p>
          </table:table-cell>
          <table:table-cell/>
          <table:table-cell table:formula="of:=([.$D$1]/[.D12])" office:value-type="float" office:value="10.6601263717991">
            <text:p>10,6601263718</text:p>
          </table:table-cell>
          <table:table-cell/>
          <table:table-cell table:style-name="ce2" office:value-type="float" office:value="2500">
            <text:p>25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">
            <text:p>13</text:p>
          </table:table-cell>
          <table:table-cell office:value-type="float" office:value="0.049269">
            <text:p>0,049269</text:p>
          </table:table-cell>
          <table:table-cell office:value-type="float" office:value="0.002819">
            <text:p>0,002819</text:p>
          </table:table-cell>
          <table:table-cell/>
          <table:table-cell table:formula="of:=([.$D$1]/[.D13])" office:value-type="float" office:value="11.371053565094">
            <text:p>11,3710535651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">
            <text:p>14</text:p>
          </table:table-cell>
          <table:table-cell office:value-type="float" office:value="0.049518">
            <text:p>0,049518</text:p>
          </table:table-cell>
          <table:table-cell office:value-type="float" office:value="0.002683">
            <text:p>0,002683</text:p>
          </table:table-cell>
          <table:table-cell/>
          <table:table-cell table:formula="of:=([.$D$1]/[.D14])" office:value-type="float" office:value="11.9474468878122">
            <text:p>11,9474468878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float" office:value="0.049273">
            <text:p>0,049273</text:p>
          </table:table-cell>
          <table:table-cell office:value-type="float" office:value="0.002536">
            <text:p>0,002536</text:p>
          </table:table-cell>
          <table:table-cell/>
          <table:table-cell table:formula="of:=([.$D$1]/[.D15])" office:value-type="float" office:value="12.6399842271293">
            <text:p>12,6399842271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0.04928">
            <text:p>0,04928</text:p>
          </table:table-cell>
          <table:table-cell office:value-type="float" office:value="0.002432">
            <text:p>0,002432</text:p>
          </table:table-cell>
          <table:table-cell/>
          <table:table-cell table:formula="of:=([.$D$1]/[.D16])" office:value-type="float" office:value="13.1805098684211">
            <text:p>13,1805098684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float" office:value="0.048966">
            <text:p>0,048966</text:p>
          </table:table-cell>
          <table:table-cell office:value-type="float" office:value="0.002307">
            <text:p>0,002307</text:p>
          </table:table-cell>
          <table:table-cell/>
          <table:table-cell table:formula="of:=([.$D$1]/[.D17])" office:value-type="float" office:value="13.8946684005202">
            <text:p>13,8946684005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  <table:table-cell office:value-type="float" office:value="0.04872">
            <text:p>0,04872</text:p>
          </table:table-cell>
          <table:table-cell office:value-type="float" office:value="0.002242">
            <text:p>0,002242</text:p>
          </table:table-cell>
          <table:table-cell/>
          <table:table-cell table:formula="of:=([.$D$1]/[.D18])" office:value-type="float" office:value="14.2975022301517">
            <text:p>14,297502230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.312737">
            <text:p>0,312737</text:p>
          </table:table-cell>
          <table:table-cell office:value-type="float" office:value="0.128365">
            <text:p>0,128365</text:p>
          </table:table-cell>
          <table:table-cell/>
          <table:table-cell table:formula="of:=([.$D$21]/[.D2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0.250284">
            <text:p>0,250284</text:p>
          </table:table-cell>
          <table:table-cell office:value-type="float" office:value="0.064996">
            <text:p>0,064996</text:p>
          </table:table-cell>
          <table:table-cell/>
          <table:table-cell table:formula="of:=([.$D$21]/[.D22])" office:value-type="float" office:value="1.9749676903194">
            <text:p>1,9749676903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0.233109">
            <text:p>0,233109</text:p>
          </table:table-cell>
          <table:table-cell office:value-type="float" office:value="0.043566">
            <text:p>0,043566</text:p>
          </table:table-cell>
          <table:table-cell/>
          <table:table-cell table:formula="of:=([.$D$21]/[.D23])" office:value-type="float" office:value="2.94644906578525">
            <text:p>2,9464490658</text:p>
          </table:table-cell>
          <table:table-cell>
            <draw:frame table:end-cell-address="report_omp.W78" table:end-x="1.057cm" table:end-y="0.225cm" draw:z-index="0" draw:name="Chart 2" draw:style-name="gr1" draw:text-style-name="P1" svg:width="25cm" svg:height="25cm" svg:x="0.743cm" svg:y="0.065cm">
              <draw:object draw:notify-on-update-of-ranges="report_omp.H1:report_omp.H1 report_omp.F1:report_omp.F18 report_omp.H2:report_omp.H2 report_omp.F21:report_omp.F38 report_omp.H3:report_omp.H3 report_omp.F41:report_omp.F58 report_omp.H4:report_omp.H4 report_omp.F61:report_omp.F78 report_omp.H5:report_omp.H5 report_omp.F81:report_omp.F98 report_omp.H6:report_omp.H6 report_omp.F101:report_omp.F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>
            <draw:frame table:end-cell-address="report_omp.AM78" table:end-x="1.37cm" table:end-y="0.225cm" draw:z-index="1" draw:name="Chart 3" draw:style-name="gr1" draw:text-style-name="P1" svg:width="25cm" svg:height="25cm" svg:x="1.057cm" svg:y="0.065cm">
              <draw:object draw:notify-on-update-of-ranges="report_omp.B128:report_omp.B145 report_omp.H7:report_omp.H7 report_omp.F128:report_omp.F145 report_omp.H8:report_omp.H8 report_omp.F148:report_omp.F165 report_omp.H9:report_omp.H9 report_omp.F168:report_omp.F185 report_omp.H10:report_omp.H10 report_omp.F188:report_omp.F205 report_omp.H11:report_omp.H11 report_omp.F208:report_omp.F225 report_omp.H12:report_omp.H12 report_omp.F228:report_omp.F24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0.218828">
            <text:p>0,218828</text:p>
          </table:table-cell>
          <table:table-cell office:value-type="float" office:value="0.032718">
            <text:p>0,032718</text:p>
          </table:table-cell>
          <table:table-cell/>
          <table:table-cell table:formula="of:=([.$D$21]/[.D24])" office:value-type="float" office:value="3.92337551195061">
            <text:p>3,923375512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0.211467">
            <text:p>0,211467</text:p>
          </table:table-cell>
          <table:table-cell office:value-type="float" office:value="0.026252">
            <text:p>0,026252</text:p>
          </table:table-cell>
          <table:table-cell/>
          <table:table-cell table:formula="of:=([.$D$21]/[.D25])" office:value-type="float" office:value="4.88972268779522">
            <text:p>4,8897226878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0.210894">
            <text:p>0,210894</text:p>
          </table:table-cell>
          <table:table-cell office:value-type="float" office:value="0.021965">
            <text:p>0,021965</text:p>
          </table:table-cell>
          <table:table-cell/>
          <table:table-cell table:formula="of:=([.$D$21]/[.D26])" office:value-type="float" office:value="5.84407011154109">
            <text:p>5,8440701115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float" office:value="0.203867">
            <text:p>0,203867</text:p>
          </table:table-cell>
          <table:table-cell office:value-type="float" office:value="0.018823">
            <text:p>0,018823</text:p>
          </table:table-cell>
          <table:table-cell/>
          <table:table-cell table:formula="of:=([.$D$21]/[.D27])" office:value-type="float" office:value="6.81958242575573">
            <text:p>6,8195824258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0.201343">
            <text:p>0,201343</text:p>
          </table:table-cell>
          <table:table-cell office:value-type="float" office:value="0.016583">
            <text:p>0,016583</text:p>
          </table:table-cell>
          <table:table-cell/>
          <table:table-cell table:formula="of:=([.$D$21]/[.D28])" office:value-type="float" office:value="7.74075860821323">
            <text:p>7,7407586082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0.203881">
            <text:p>0,203881</text:p>
          </table:table-cell>
          <table:table-cell office:value-type="float" office:value="0.01484">
            <text:p>0,01484</text:p>
          </table:table-cell>
          <table:table-cell/>
          <table:table-cell table:formula="of:=([.$D$21]/[.D29])" office:value-type="float" office:value="8.64993261455526">
            <text:p>8,6499326146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0.19854">
            <text:p>0,19854</text:p>
          </table:table-cell>
          <table:table-cell office:value-type="float" office:value="0.01334">
            <text:p>0,01334</text:p>
          </table:table-cell>
          <table:table-cell/>
          <table:table-cell table:formula="of:=([.$D$21]/[.D30])" office:value-type="float" office:value="9.62256371814093">
            <text:p>9,6225637181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office:value-type="float" office:value="0.197217">
            <text:p>0,197217</text:p>
          </table:table-cell>
          <table:table-cell office:value-type="float" office:value="0.012211">
            <text:p>0,012211</text:p>
          </table:table-cell>
          <table:table-cell/>
          <table:table-cell table:formula="of:=([.$D$21]/[.D31])" office:value-type="float" office:value="10.5122430595365">
            <text:p>10,5122430595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0.199789">
            <text:p>0,199789</text:p>
          </table:table-cell>
          <table:table-cell office:value-type="float" office:value="0.011295">
            <text:p>0,011295</text:p>
          </table:table-cell>
          <table:table-cell/>
          <table:table-cell table:formula="of:=([.$D$21]/[.D32])" office:value-type="float" office:value="11.364763169544">
            <text:p>11,3647631695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3">
            <text:p>13</text:p>
          </table:table-cell>
          <table:table-cell office:value-type="float" office:value="0.195892">
            <text:p>0,195892</text:p>
          </table:table-cell>
          <table:table-cell office:value-type="float" office:value="0.010499">
            <text:p>0,010499</text:p>
          </table:table-cell>
          <table:table-cell/>
          <table:table-cell table:formula="of:=([.$D$21]/[.D33])" office:value-type="float" office:value="12.2264025145252">
            <text:p>12,2264025145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">
            <text:p>14</text:p>
          </table:table-cell>
          <table:table-cell office:value-type="float" office:value="0.197571">
            <text:p>0,197571</text:p>
          </table:table-cell>
          <table:table-cell office:value-type="float" office:value="0.009834">
            <text:p>0,009834</text:p>
          </table:table-cell>
          <table:table-cell/>
          <table:table-cell table:formula="of:=([.$D$21]/[.D34])" office:value-type="float" office:value="13.053182835062">
            <text:p>13,0531828351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5">
            <text:p>15</text:p>
          </table:table-cell>
          <table:table-cell office:value-type="float" office:value="0.195604">
            <text:p>0,195604</text:p>
          </table:table-cell>
          <table:table-cell office:value-type="float" office:value="0.009181">
            <text:p>0,009181</text:p>
          </table:table-cell>
          <table:table-cell/>
          <table:table-cell table:formula="of:=([.$D$21]/[.D35])" office:value-type="float" office:value="13.9815924191265">
            <text:p>13,9815924191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0.211891">
            <text:p>0,211891</text:p>
          </table:table-cell>
          <table:table-cell office:value-type="float" office:value="0.008797">
            <text:p>0,008797</text:p>
          </table:table-cell>
          <table:table-cell/>
          <table:table-cell table:formula="of:=([.$D$21]/[.D36])" office:value-type="float" office:value="14.591906331704">
            <text:p>14,5919063317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0.194673">
            <text:p>0,194673</text:p>
          </table:table-cell>
          <table:table-cell office:value-type="float" office:value="0.008237">
            <text:p>0,008237</text:p>
          </table:table-cell>
          <table:table-cell/>
          <table:table-cell table:formula="of:=([.$D$21]/[.D37])" office:value-type="float" office:value="15.5839504674032">
            <text:p>15,5839504674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float" office:value="0.193143">
            <text:p>0,193143</text:p>
          </table:table-cell>
          <table:table-cell office:value-type="float" office:value="0.007852">
            <text:p>0,007852</text:p>
          </table:table-cell>
          <table:table-cell/>
          <table:table-cell table:formula="of:=([.$D$21]/[.D38])" office:value-type="float" office:value="16.3480641874682">
            <text:p>16,348064187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1.24587">
            <text:p>1,24587</text:p>
          </table:table-cell>
          <table:table-cell office:value-type="float" office:value="0.513546">
            <text:p>0,513546</text:p>
          </table:table-cell>
          <table:table-cell/>
          <table:table-cell table:formula="of:=([.$D$41]/[.D4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float" office:value="0.994245">
            <text:p>0,994245</text:p>
          </table:table-cell>
          <table:table-cell office:value-type="float" office:value="0.260846">
            <text:p>0,260846</text:p>
          </table:table-cell>
          <table:table-cell/>
          <table:table-cell table:formula="of:=([.$D$41]/[.D42])" office:value-type="float" office:value="1.96877084563306">
            <text:p>1,9687708456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.912747">
            <text:p>0,912747</text:p>
          </table:table-cell>
          <table:table-cell office:value-type="float" office:value="0.173127">
            <text:p>0,173127</text:p>
          </table:table-cell>
          <table:table-cell/>
          <table:table-cell table:formula="of:=([.$D$41]/[.D43])" office:value-type="float" office:value="2.96629641823632">
            <text:p>2,9662964182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">
            <text:p>4</text:p>
          </table:table-cell>
          <table:table-cell office:value-type="float" office:value="0.865042">
            <text:p>0,865042</text:p>
          </table:table-cell>
          <table:table-cell office:value-type="float" office:value="0.130136">
            <text:p>0,130136</text:p>
          </table:table-cell>
          <table:table-cell/>
          <table:table-cell table:formula="of:=([.$D$41]/[.D44])" office:value-type="float" office:value="3.94622548718264">
            <text:p>3,9462254872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">
            <text:p>5</text:p>
          </table:table-cell>
          <table:table-cell office:value-type="float" office:value="0.836806">
            <text:p>0,836806</text:p>
          </table:table-cell>
          <table:table-cell office:value-type="float" office:value="0.104136">
            <text:p>0,104136</text:p>
          </table:table-cell>
          <table:table-cell/>
          <table:table-cell table:formula="of:=([.$D$41]/[.D45])" office:value-type="float" office:value="4.93149343166628">
            <text:p>4,9314934317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">
            <text:p>6</text:p>
          </table:table-cell>
          <table:table-cell office:value-type="float" office:value="0.82147">
            <text:p>0,82147</text:p>
          </table:table-cell>
          <table:table-cell office:value-type="float" office:value="0.08692">
            <text:p>0,08692</text:p>
          </table:table-cell>
          <table:table-cell/>
          <table:table-cell table:formula="of:=([.$D$41]/[.D46])" office:value-type="float" office:value="5.90826046939715">
            <text:p>5,9082604694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">
            <text:p>7</text:p>
          </table:table-cell>
          <table:table-cell office:value-type="float" office:value="0.806274">
            <text:p>0,806274</text:p>
          </table:table-cell>
          <table:table-cell office:value-type="float" office:value="0.074674">
            <text:p>0,074674</text:p>
          </table:table-cell>
          <table:table-cell/>
          <table:table-cell table:formula="of:=([.$D$41]/[.D47])" office:value-type="float" office:value="6.87717277767362">
            <text:p>6,8771727777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">
            <text:p>8</text:p>
          </table:table-cell>
          <table:table-cell office:value-type="float" office:value="0.799441">
            <text:p>0,799441</text:p>
          </table:table-cell>
          <table:table-cell office:value-type="float" office:value="0.065615">
            <text:p>0,065615</text:p>
          </table:table-cell>
          <table:table-cell/>
          <table:table-cell table:formula="of:=([.$D$41]/[.D48])" office:value-type="float" office:value="7.82665549036044">
            <text:p>7,8266554904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">
            <text:p>9</text:p>
          </table:table-cell>
          <table:table-cell office:value-type="float" office:value="0.799512">
            <text:p>0,799512</text:p>
          </table:table-cell>
          <table:table-cell office:value-type="float" office:value="0.058158">
            <text:p>0,058158</text:p>
          </table:table-cell>
          <table:table-cell/>
          <table:table-cell table:formula="of:=([.$D$41]/[.D49])" office:value-type="float" office:value="8.8301867326937">
            <text:p>8,8301867327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0.785947">
            <text:p>0,785947</text:p>
          </table:table-cell>
          <table:table-cell office:value-type="float" office:value="0.052475">
            <text:p>0,052475</text:p>
          </table:table-cell>
          <table:table-cell/>
          <table:table-cell table:formula="of:=([.$D$41]/[.D50])" office:value-type="float" office:value="9.78648880419247">
            <text:p>9,7864888042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">
            <text:p>11</text:p>
          </table:table-cell>
          <table:table-cell office:value-type="float" office:value="0.781881">
            <text:p>0,781881</text:p>
          </table:table-cell>
          <table:table-cell office:value-type="float" office:value="0.047833">
            <text:p>0,047833</text:p>
          </table:table-cell>
          <table:table-cell/>
          <table:table-cell table:formula="of:=([.$D$41]/[.D51])" office:value-type="float" office:value="10.7362281270253">
            <text:p>10,736228127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">
            <text:p>12</text:p>
          </table:table-cell>
          <table:table-cell office:value-type="float" office:value="0.777942">
            <text:p>0,777942</text:p>
          </table:table-cell>
          <table:table-cell office:value-type="float" office:value="0.04396">
            <text:p>0,04396</text:p>
          </table:table-cell>
          <table:table-cell/>
          <table:table-cell table:formula="of:=([.$D$41]/[.D52])" office:value-type="float" office:value="11.6821201091902">
            <text:p>11,6821201092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">
            <text:p>13</text:p>
          </table:table-cell>
          <table:table-cell office:value-type="float" office:value="0.778507">
            <text:p>0,778507</text:p>
          </table:table-cell>
          <table:table-cell office:value-type="float" office:value="0.040532">
            <text:p>0,040532</text:p>
          </table:table-cell>
          <table:table-cell/>
          <table:table-cell table:formula="of:=([.$D$41]/[.D53])" office:value-type="float" office:value="12.670137175565">
            <text:p>12,6701371756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">
            <text:p>14</text:p>
          </table:table-cell>
          <table:table-cell office:value-type="float" office:value="0.77033">
            <text:p>0,77033</text:p>
          </table:table-cell>
          <table:table-cell office:value-type="float" office:value="0.037729">
            <text:p>0,037729</text:p>
          </table:table-cell>
          <table:table-cell/>
          <table:table-cell table:formula="of:=([.$D$41]/[.D54])" office:value-type="float" office:value="13.6114394762649">
            <text:p>13,6114394763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">
            <text:p>15</text:p>
          </table:table-cell>
          <table:table-cell office:value-type="float" office:value="0.76811">
            <text:p>0,76811</text:p>
          </table:table-cell>
          <table:table-cell office:value-type="float" office:value="0.035324">
            <text:p>0,035324</text:p>
          </table:table-cell>
          <table:table-cell/>
          <table:table-cell table:formula="of:=([.$D$41]/[.D55])" office:value-type="float" office:value="14.5381610236666">
            <text:p>14,5381610237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">
            <text:p>16</text:p>
          </table:table-cell>
          <table:table-cell office:value-type="float" office:value="0.764657">
            <text:p>0,764657</text:p>
          </table:table-cell>
          <table:table-cell office:value-type="float" office:value="0.033381">
            <text:p>0,033381</text:p>
          </table:table-cell>
          <table:table-cell/>
          <table:table-cell table:formula="of:=([.$D$41]/[.D56])" office:value-type="float" office:value="15.3843803361194">
            <text:p>15,3843803361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">
            <text:p>17</text:p>
          </table:table-cell>
          <table:table-cell office:value-type="float" office:value="0.764946">
            <text:p>0,764946</text:p>
          </table:table-cell>
          <table:table-cell office:value-type="float" office:value="0.031303">
            <text:p>0,031303</text:p>
          </table:table-cell>
          <table:table-cell/>
          <table:table-cell table:formula="of:=([.$D$41]/[.D57])" office:value-type="float" office:value="16.4056480209565">
            <text:p>16,405648021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">
            <text:p>18</text:p>
          </table:table-cell>
          <table:table-cell office:value-type="float" office:value="0.76787">
            <text:p>0,76787</text:p>
          </table:table-cell>
          <table:table-cell office:value-type="float" office:value="0.029592">
            <text:p>0,029592</text:p>
          </table:table-cell>
          <table:table-cell/>
          <table:table-cell table:formula="of:=([.$D$41]/[.D58])" office:value-type="float" office:value="17.3542173560422">
            <text:p>17,35421735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">
            <text:p>1</text:p>
          </table:table-cell>
          <table:table-cell office:value-type="float" office:value="4.950792">
            <text:p>4,950792</text:p>
          </table:table-cell>
          <table:table-cell office:value-type="float" office:value="2.049721">
            <text:p>2,049721</text:p>
          </table:table-cell>
          <table:table-cell/>
          <table:table-cell table:formula="of:=([.$D$61]/[.D6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2">
            <text:p>2</text:p>
          </table:table-cell>
          <table:table-cell office:value-type="float" office:value="3.932234">
            <text:p>3,932234</text:p>
          </table:table-cell>
          <table:table-cell office:value-type="float" office:value="1.043241">
            <text:p>1,043241</text:p>
          </table:table-cell>
          <table:table-cell/>
          <table:table-cell table:formula="of:=([.$D$61]/[.D62])" office:value-type="float" office:value="1.96476269625139">
            <text:p>1,9647626963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3">
            <text:p>3</text:p>
          </table:table-cell>
          <table:table-cell office:value-type="float" office:value="3.595875">
            <text:p>3,595875</text:p>
          </table:table-cell>
          <table:table-cell office:value-type="float" office:value="0.697236">
            <text:p>0,697236</text:p>
          </table:table-cell>
          <table:table-cell/>
          <table:table-cell table:formula="of:=([.$D$61]/[.D63])" office:value-type="float" office:value="2.93978079158276">
            <text:p>2,9397807916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4">
            <text:p>4</text:p>
          </table:table-cell>
          <table:table-cell office:value-type="float" office:value="3.430099">
            <text:p>3,430099</text:p>
          </table:table-cell>
          <table:table-cell office:value-type="float" office:value="0.522728">
            <text:p>0,522728</text:p>
          </table:table-cell>
          <table:table-cell/>
          <table:table-cell table:formula="of:=([.$D$61]/[.D64])" office:value-type="float" office:value="3.92119993572183">
            <text:p>3,9211999357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5">
            <text:p>5</text:p>
          </table:table-cell>
          <table:table-cell office:value-type="float" office:value="3.323941">
            <text:p>3,323941</text:p>
          </table:table-cell>
          <table:table-cell office:value-type="float" office:value="0.417919">
            <text:p>0,417919</text:p>
          </table:table-cell>
          <table:table-cell/>
          <table:table-cell table:formula="of:=([.$D$61]/[.D65])" office:value-type="float" office:value="4.90458916680027">
            <text:p>4,9045891668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6">
            <text:p>6</text:p>
          </table:table-cell>
          <table:table-cell office:value-type="float" office:value="3.246639">
            <text:p>3,246639</text:p>
          </table:table-cell>
          <table:table-cell office:value-type="float" office:value="0.347597">
            <text:p>0,347597</text:p>
          </table:table-cell>
          <table:table-cell/>
          <table:table-cell table:formula="of:=([.$D$61]/[.D66])" office:value-type="float" office:value="5.89683167576245">
            <text:p>5,8968316758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7">
            <text:p>7</text:p>
          </table:table-cell>
          <table:table-cell office:value-type="float" office:value="3.192644">
            <text:p>3,192644</text:p>
          </table:table-cell>
          <table:table-cell office:value-type="float" office:value="0.299196">
            <text:p>0,299196</text:p>
          </table:table-cell>
          <table:table-cell/>
          <table:table-cell table:formula="of:=([.$D$61]/[.D67])" office:value-type="float" office:value="6.85076337918956">
            <text:p>6,8507633792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8">
            <text:p>8</text:p>
          </table:table-cell>
          <table:table-cell office:value-type="float" office:value="3.163333">
            <text:p>3,163333</text:p>
          </table:table-cell>
          <table:table-cell office:value-type="float" office:value="0.260369">
            <text:p>0,260369</text:p>
          </table:table-cell>
          <table:table-cell/>
          <table:table-cell table:formula="of:=([.$D$61]/[.D68])" office:value-type="float" office:value="7.87236959853131">
            <text:p>7,8723695985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9">
            <text:p>9</text:p>
          </table:table-cell>
          <table:table-cell office:value-type="float" office:value="3.118544">
            <text:p>3,118544</text:p>
          </table:table-cell>
          <table:table-cell office:value-type="float" office:value="0.231234">
            <text:p>0,231234</text:p>
          </table:table-cell>
          <table:table-cell/>
          <table:table-cell table:formula="of:=([.$D$61]/[.D69])" office:value-type="float" office:value="8.86427169014937">
            <text:p>8,8642716901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">
            <text:p>10</text:p>
          </table:table-cell>
          <table:table-cell office:value-type="float" office:value="3.105725">
            <text:p>3,105725</text:p>
          </table:table-cell>
          <table:table-cell office:value-type="float" office:value="0.208133">
            <text:p>0,208133</text:p>
          </table:table-cell>
          <table:table-cell/>
          <table:table-cell table:formula="of:=([.$D$61]/[.D70])" office:value-type="float" office:value="9.84813076254126">
            <text:p>9,8481307625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1">
            <text:p>11</text:p>
          </table:table-cell>
          <table:table-cell office:value-type="float" office:value="3.071954">
            <text:p>3,071954</text:p>
          </table:table-cell>
          <table:table-cell office:value-type="float" office:value="0.189096">
            <text:p>0,189096</text:p>
          </table:table-cell>
          <table:table-cell/>
          <table:table-cell table:formula="of:=([.$D$61]/[.D71])" office:value-type="float" office:value="10.839578838262">
            <text:p>10,8395788383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2">
            <text:p>12</text:p>
          </table:table-cell>
          <table:table-cell office:value-type="float" office:value="3.059101">
            <text:p>3,059101</text:p>
          </table:table-cell>
          <table:table-cell office:value-type="float" office:value="0.17373">
            <text:p>0,17373</text:p>
          </table:table-cell>
          <table:table-cell/>
          <table:table-cell table:formula="of:=([.$D$61]/[.D72])" office:value-type="float" office:value="11.7983134749324">
            <text:p>11,7983134749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3">
            <text:p>13</text:p>
          </table:table-cell>
          <table:table-cell office:value-type="float" office:value="3.048425">
            <text:p>3,048425</text:p>
          </table:table-cell>
          <table:table-cell office:value-type="float" office:value="0.160205">
            <text:p>0,160205</text:p>
          </table:table-cell>
          <table:table-cell/>
          <table:table-cell table:formula="of:=([.$D$61]/[.D73])" office:value-type="float" office:value="12.7943634718018">
            <text:p>12,7943634718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4">
            <text:p>14</text:p>
          </table:table-cell>
          <table:table-cell office:value-type="float" office:value="3.033988">
            <text:p>3,033988</text:p>
          </table:table-cell>
          <table:table-cell office:value-type="float" office:value="0.149016">
            <text:p>0,149016</text:p>
          </table:table-cell>
          <table:table-cell/>
          <table:table-cell table:formula="of:=([.$D$61]/[.D74])" office:value-type="float" office:value="13.7550397272776">
            <text:p>13,7550397273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5">
            <text:p>15</text:p>
          </table:table-cell>
          <table:table-cell office:value-type="float" office:value="3.03508">
            <text:p>3,03508</text:p>
          </table:table-cell>
          <table:table-cell office:value-type="float" office:value="0.139174">
            <text:p>0,139174</text:p>
          </table:table-cell>
          <table:table-cell/>
          <table:table-cell table:formula="of:=([.$D$61]/[.D75])" office:value-type="float" office:value="14.727758058258">
            <text:p>14,7277580583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">
            <text:p>16</text:p>
          </table:table-cell>
          <table:table-cell office:value-type="float" office:value="3.01625">
            <text:p>3,01625</text:p>
          </table:table-cell>
          <table:table-cell office:value-type="float" office:value="0.131088">
            <text:p>0,131088</text:p>
          </table:table-cell>
          <table:table-cell/>
          <table:table-cell table:formula="of:=([.$D$61]/[.D76])" office:value-type="float" office:value="15.6362214695472">
            <text:p>15,6362214695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7">
            <text:p>17</text:p>
          </table:table-cell>
          <table:table-cell office:value-type="float" office:value="3.009343">
            <text:p>3,009343</text:p>
          </table:table-cell>
          <table:table-cell office:value-type="float" office:value="0.123164">
            <text:p>0,123164</text:p>
          </table:table-cell>
          <table:table-cell/>
          <table:table-cell table:formula="of:=([.$D$61]/[.D77])" office:value-type="float" office:value="16.6422087623007">
            <text:p>16,6422087623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8">
            <text:p>18</text:p>
          </table:table-cell>
          <table:table-cell office:value-type="float" office:value="2.99985">
            <text:p>2,99985</text:p>
          </table:table-cell>
          <table:table-cell office:value-type="float" office:value="0.116217">
            <text:p>0,116217</text:p>
          </table:table-cell>
          <table:table-cell/>
          <table:table-cell table:formula="of:=([.$D$61]/[.D78])" office:value-type="float" office:value="17.6370152387344">
            <text:p>17,63701523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">
            <text:p>1</text:p>
          </table:table-cell>
          <table:table-cell office:value-type="float" office:value="19.625243">
            <text:p>19,625243</text:p>
          </table:table-cell>
          <table:table-cell office:value-type="float" office:value="8.184929">
            <text:p>8,184929</text:p>
          </table:table-cell>
          <table:table-cell/>
          <table:table-cell table:formula="of:=([.$D$81]/[.D8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2">
            <text:p>2</text:p>
          </table:table-cell>
          <table:table-cell office:value-type="float" office:value="15.591288">
            <text:p>15,591288</text:p>
          </table:table-cell>
          <table:table-cell office:value-type="float" office:value="4.168456">
            <text:p>4,168456</text:p>
          </table:table-cell>
          <table:table-cell/>
          <table:table-cell table:formula="of:=([.$D$81]/[.D82])" office:value-type="float" office:value="1.96353973749513">
            <text:p>1,9635397375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3">
            <text:p>3</text:p>
          </table:table-cell>
          <table:table-cell office:value-type="float" office:value="14.263612">
            <text:p>14,263612</text:p>
          </table:table-cell>
          <table:table-cell office:value-type="float" office:value="2.781638">
            <text:p>2,781638</text:p>
          </table:table-cell>
          <table:table-cell/>
          <table:table-cell table:formula="of:=([.$D$81]/[.D83])" office:value-type="float" office:value="2.94248532699079">
            <text:p>2,942485327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4">
            <text:p>4</text:p>
          </table:table-cell>
          <table:table-cell office:value-type="float" office:value="13.564963">
            <text:p>13,564963</text:p>
          </table:table-cell>
          <table:table-cell office:value-type="float" office:value="2.092208">
            <text:p>2,092208</text:p>
          </table:table-cell>
          <table:table-cell/>
          <table:table-cell table:formula="of:=([.$D$81]/[.D84])" office:value-type="float" office:value="3.9121009956945">
            <text:p>3,9121009957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5">
            <text:p>5</text:p>
          </table:table-cell>
          <table:table-cell office:value-type="float" office:value="13.146922">
            <text:p>13,146922</text:p>
          </table:table-cell>
          <table:table-cell office:value-type="float" office:value="1.674462">
            <text:p>1,674462</text:p>
          </table:table-cell>
          <table:table-cell/>
          <table:table-cell table:formula="of:=([.$D$81]/[.D85])" office:value-type="float" office:value="4.88809480298747">
            <text:p>4,888094803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6">
            <text:p>6</text:p>
          </table:table-cell>
          <table:table-cell office:value-type="float" office:value="12.849428">
            <text:p>12,849428</text:p>
          </table:table-cell>
          <table:table-cell office:value-type="float" office:value="1.394423">
            <text:p>1,394423</text:p>
          </table:table-cell>
          <table:table-cell/>
          <table:table-cell table:formula="of:=([.$D$81]/[.D86])" office:value-type="float" office:value="5.86976046723268">
            <text:p>5,8697604672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7">
            <text:p>7</text:p>
          </table:table-cell>
          <table:table-cell office:value-type="float" office:value="12.637621">
            <text:p>12,637621</text:p>
          </table:table-cell>
          <table:table-cell office:value-type="float" office:value="1.190739">
            <text:p>1,190739</text:p>
          </table:table-cell>
          <table:table-cell/>
          <table:table-cell table:formula="of:=([.$D$81]/[.D87])" office:value-type="float" office:value="6.87382289485773">
            <text:p>6,8738228949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8">
            <text:p>8</text:p>
          </table:table-cell>
          <table:table-cell office:value-type="float" office:value="12.505738">
            <text:p>12,505738</text:p>
          </table:table-cell>
          <table:table-cell office:value-type="float" office:value="1.050796">
            <text:p>1,050796</text:p>
          </table:table-cell>
          <table:table-cell/>
          <table:table-cell table:formula="of:=([.$D$81]/[.D88])" office:value-type="float" office:value="7.78926547112855">
            <text:p>7,7892654711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9">
            <text:p>9</text:p>
          </table:table-cell>
          <table:table-cell office:value-type="float" office:value="12.36682">
            <text:p>12,36682</text:p>
          </table:table-cell>
          <table:table-cell office:value-type="float" office:value="0.929459">
            <text:p>0,929459</text:p>
          </table:table-cell>
          <table:table-cell/>
          <table:table-cell table:formula="of:=([.$D$81]/[.D89])" office:value-type="float" office:value="8.8061216255908">
            <text:p>8,8061216256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0">
            <text:p>10</text:p>
          </table:table-cell>
          <table:table-cell office:value-type="float" office:value="12.313945">
            <text:p>12,313945</text:p>
          </table:table-cell>
          <table:table-cell office:value-type="float" office:value="0.836919">
            <text:p>0,836919</text:p>
          </table:table-cell>
          <table:table-cell/>
          <table:table-cell table:formula="of:=([.$D$81]/[.D90])" office:value-type="float" office:value="9.7798341297067">
            <text:p>9,7798341297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1">
            <text:p>11</text:p>
          </table:table-cell>
          <table:table-cell office:value-type="float" office:value="12.1974">
            <text:p>12,1974</text:p>
          </table:table-cell>
          <table:table-cell office:value-type="float" office:value="0.762688">
            <text:p>0,762688</text:p>
          </table:table-cell>
          <table:table-cell/>
          <table:table-cell table:formula="of:=([.$D$81]/[.D91])" office:value-type="float" office:value="10.731687138122">
            <text:p>10,7316871381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2">
            <text:p>12</text:p>
          </table:table-cell>
          <table:table-cell office:value-type="float" office:value="12.138683">
            <text:p>12,138683</text:p>
          </table:table-cell>
          <table:table-cell office:value-type="float" office:value="0.698421">
            <text:p>0,698421</text:p>
          </table:table-cell>
          <table:table-cell/>
          <table:table-cell table:formula="of:=([.$D$81]/[.D92])" office:value-type="float" office:value="11.7191908605268">
            <text:p>11,7191908605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3">
            <text:p>13</text:p>
          </table:table-cell>
          <table:table-cell office:value-type="float" office:value="12.099127">
            <text:p>12,099127</text:p>
          </table:table-cell>
          <table:table-cell office:value-type="float" office:value="0.646125">
            <text:p>0,646125</text:p>
          </table:table-cell>
          <table:table-cell/>
          <table:table-cell table:formula="of:=([.$D$81]/[.D93])" office:value-type="float" office:value="12.6677175469143">
            <text:p>12,6677175469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4">
            <text:p>14</text:p>
          </table:table-cell>
          <table:table-cell office:value-type="float" office:value="12.095119">
            <text:p>12,095119</text:p>
          </table:table-cell>
          <table:table-cell office:value-type="float" office:value="0.599645">
            <text:p>0,599645</text:p>
          </table:table-cell>
          <table:table-cell/>
          <table:table-cell table:formula="of:=([.$D$81]/[.D94])" office:value-type="float" office:value="13.6496243610803">
            <text:p>13,6496243611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5">
            <text:p>15</text:p>
          </table:table-cell>
          <table:table-cell office:value-type="float" office:value="12.003664">
            <text:p>12,003664</text:p>
          </table:table-cell>
          <table:table-cell office:value-type="float" office:value="0.562065">
            <text:p>0,562065</text:p>
          </table:table-cell>
          <table:table-cell/>
          <table:table-cell table:formula="of:=([.$D$81]/[.D95])" office:value-type="float" office:value="14.5622463594068">
            <text:p>14,5622463594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6">
            <text:p>16</text:p>
          </table:table-cell>
          <table:table-cell office:value-type="float" office:value="11.996731">
            <text:p>11,996731</text:p>
          </table:table-cell>
          <table:table-cell office:value-type="float" office:value="0.525073">
            <text:p>0,525073</text:p>
          </table:table-cell>
          <table:table-cell/>
          <table:table-cell table:formula="of:=([.$D$81]/[.D96])" office:value-type="float" office:value="15.5881734539769">
            <text:p>15,588173454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7">
            <text:p>17</text:p>
          </table:table-cell>
          <table:table-cell office:value-type="float" office:value="11.929306">
            <text:p>11,929306</text:p>
          </table:table-cell>
          <table:table-cell office:value-type="float" office:value="0.49157">
            <text:p>0,49157</text:p>
          </table:table-cell>
          <table:table-cell/>
          <table:table-cell table:formula="of:=([.$D$81]/[.D97])" office:value-type="float" office:value="16.6505868950506">
            <text:p>16,6505868951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8">
            <text:p>18</text:p>
          </table:table-cell>
          <table:table-cell office:value-type="float" office:value="11.902739">
            <text:p>11,902739</text:p>
          </table:table-cell>
          <table:table-cell office:value-type="float" office:value="0.465905">
            <text:p>0,465905</text:p>
          </table:table-cell>
          <table:table-cell/>
          <table:table-cell table:formula="of:=([.$D$81]/[.D98])" office:value-type="float" office:value="17.5678067417177">
            <text:p>17,567806741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">
            <text:p>1</text:p>
          </table:table-cell>
          <table:table-cell office:value-type="float" office:value="31.116707">
            <text:p>31,116707</text:p>
          </table:table-cell>
          <table:table-cell office:value-type="float" office:value="12.793504">
            <text:p>12,793504</text:p>
          </table:table-cell>
          <table:table-cell/>
          <table:table-cell table:formula="of:=([.$D$101]/[.D10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office:value-type="float" office:value="24.865612">
            <text:p>24,865612</text:p>
          </table:table-cell>
          <table:table-cell office:value-type="float" office:value="6.484779">
            <text:p>6,484779</text:p>
          </table:table-cell>
          <table:table-cell/>
          <table:table-cell table:formula="of:=([.$D$101]/[.D102])" office:value-type="float" office:value="1.97285119508313">
            <text:p>1,9728511951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3">
            <text:p>3</text:p>
          </table:table-cell>
          <table:table-cell office:value-type="float" office:value="22.70221">
            <text:p>22,70221</text:p>
          </table:table-cell>
          <table:table-cell office:value-type="float" office:value="4.333135">
            <text:p>4,333135</text:p>
          </table:table-cell>
          <table:table-cell/>
          <table:table-cell table:formula="of:=([.$D$101]/[.D103])" office:value-type="float" office:value="2.95248220976268">
            <text:p>2,9524822098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21.767754">
            <text:p>21,767754</text:p>
          </table:table-cell>
          <table:table-cell office:value-type="float" office:value="3.266203">
            <text:p>3,266203</text:p>
          </table:table-cell>
          <table:table-cell/>
          <table:table-cell table:formula="of:=([.$D$101]/[.D104])" office:value-type="float" office:value="3.91693474043101">
            <text:p>3,9169347404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5">
            <text:p>5</text:p>
          </table:table-cell>
          <table:table-cell office:value-type="float" office:value="21.059968">
            <text:p>21,059968</text:p>
          </table:table-cell>
          <table:table-cell office:value-type="float" office:value="2.604713">
            <text:p>2,604713</text:p>
          </table:table-cell>
          <table:table-cell/>
          <table:table-cell table:formula="of:=([.$D$101]/[.D105])" office:value-type="float" office:value="4.91167510585619">
            <text:p>4,9116751059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6">
            <text:p>6</text:p>
          </table:table-cell>
          <table:table-cell office:value-type="float" office:value="20.667195">
            <text:p>20,667195</text:p>
          </table:table-cell>
          <table:table-cell office:value-type="float" office:value="2.181179">
            <text:p>2,181179</text:p>
          </table:table-cell>
          <table:table-cell/>
          <table:table-cell table:formula="of:=([.$D$101]/[.D106])" office:value-type="float" office:value="5.86540765338379">
            <text:p>5,8654076534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7">
            <text:p>7</text:p>
          </table:table-cell>
          <table:table-cell office:value-type="float" office:value="20.378002">
            <text:p>20,378002</text:p>
          </table:table-cell>
          <table:table-cell office:value-type="float" office:value="1.862146">
            <text:p>1,862146</text:p>
          </table:table-cell>
          <table:table-cell/>
          <table:table-cell table:formula="of:=([.$D$101]/[.D107])" office:value-type="float" office:value="6.87030125457402">
            <text:p>6,8703012546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office:value-type="float" office:value="20.088932">
            <text:p>20,088932</text:p>
          </table:table-cell>
          <table:table-cell office:value-type="float" office:value="1.634865">
            <text:p>1,634865</text:p>
          </table:table-cell>
          <table:table-cell/>
          <table:table-cell table:formula="of:=([.$D$101]/[.D108])" office:value-type="float" office:value="7.82541922421729">
            <text:p>7,8254192242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9">
            <text:p>9</text:p>
          </table:table-cell>
          <table:table-cell office:value-type="float" office:value="19.935642">
            <text:p>19,935642</text:p>
          </table:table-cell>
          <table:table-cell office:value-type="float" office:value="1.449419">
            <text:p>1,449419</text:p>
          </table:table-cell>
          <table:table-cell/>
          <table:table-cell table:formula="of:=([.$D$101]/[.D109])" office:value-type="float" office:value="8.82664295141709">
            <text:p>8,8266429514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office:value-type="float" office:value="19.833885">
            <text:p>19,833885</text:p>
          </table:table-cell>
          <table:table-cell office:value-type="float" office:value="1.305084">
            <text:p>1,305084</text:p>
          </table:table-cell>
          <table:table-cell/>
          <table:table-cell table:formula="of:=([.$D$101]/[.D110])" office:value-type="float" office:value="9.80282035485839">
            <text:p>9,8028203549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1">
            <text:p>11</text:p>
          </table:table-cell>
          <table:table-cell office:value-type="float" office:value="19.626211">
            <text:p>19,626211</text:p>
          </table:table-cell>
          <table:table-cell office:value-type="float" office:value="1.195446">
            <text:p>1,195446</text:p>
          </table:table-cell>
          <table:table-cell/>
          <table:table-cell table:formula="of:=([.$D$101]/[.D111])" office:value-type="float" office:value="10.7018669182882">
            <text:p>10,7018669183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2">
            <text:p>12</text:p>
          </table:table-cell>
          <table:table-cell office:value-type="float" office:value="19.457602">
            <text:p>19,457602</text:p>
          </table:table-cell>
          <table:table-cell office:value-type="float" office:value="1.09045">
            <text:p>1,09045</text:p>
          </table:table-cell>
          <table:table-cell/>
          <table:table-cell table:formula="of:=([.$D$101]/[.D112])" office:value-type="float" office:value="11.7323160163235">
            <text:p>11,7323160163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3">
            <text:p>13</text:p>
          </table:table-cell>
          <table:table-cell office:value-type="float" office:value="19.358155">
            <text:p>19,358155</text:p>
          </table:table-cell>
          <table:table-cell office:value-type="float" office:value="1.004742">
            <text:p>1,004742</text:p>
          </table:table-cell>
          <table:table-cell/>
          <table:table-cell table:formula="of:=([.$D$101]/[.D113])" office:value-type="float" office:value="12.7331235282291">
            <text:p>12,7331235282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4">
            <text:p>14</text:p>
          </table:table-cell>
          <table:table-cell office:value-type="float" office:value="19.27425">
            <text:p>19,27425</text:p>
          </table:table-cell>
          <table:table-cell office:value-type="float" office:value="0.940369">
            <text:p>0,940369</text:p>
          </table:table-cell>
          <table:table-cell/>
          <table:table-cell table:formula="of:=([.$D$101]/[.D114])" office:value-type="float" office:value="13.6047700423982">
            <text:p>13,6047700424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5">
            <text:p>15</text:p>
          </table:table-cell>
          <table:table-cell office:value-type="float" office:value="19.180929">
            <text:p>19,180929</text:p>
          </table:table-cell>
          <table:table-cell office:value-type="float" office:value="0.871777">
            <text:p>0,871777</text:p>
          </table:table-cell>
          <table:table-cell/>
          <table:table-cell table:formula="of:=([.$D$101]/[.D115])" office:value-type="float" office:value="14.6752024887098">
            <text:p>14,6752024887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19.304989">
            <text:p>19,304989</text:p>
          </table:table-cell>
          <table:table-cell office:value-type="float" office:value="0.81667">
            <text:p>0,81667</text:p>
          </table:table-cell>
          <table:table-cell/>
          <table:table-cell table:formula="of:=([.$D$101]/[.D116])" office:value-type="float" office:value="15.6654511614238">
            <text:p>15,6654511614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7">
            <text:p>17</text:p>
          </table:table-cell>
          <table:table-cell office:value-type="float" office:value="19.120961">
            <text:p>19,120961</text:p>
          </table:table-cell>
          <table:table-cell office:value-type="float" office:value="0.768948">
            <text:p>0,768948</text:p>
          </table:table-cell>
          <table:table-cell/>
          <table:table-cell table:formula="of:=([.$D$101]/[.D117])" office:value-type="float" office:value="16.637671207936">
            <text:p>16,6376712079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8">
            <text:p>18</text:p>
          </table:table-cell>
          <table:table-cell office:value-type="float" office:value="19.134291">
            <text:p>19,134291</text:p>
          </table:table-cell>
          <table:table-cell office:value-type="float" office:value="0.730551">
            <text:p>0,730551</text:p>
          </table:table-cell>
          <table:table-cell/>
          <table:table-cell table:formula="of:=([.$D$101]/[.D118])" office:value-type="float" office:value="17.5121298855248">
            <text:p>17,5121298855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.08163">
            <text:p>0,08163</text:p>
          </table:table-cell>
          <table:table-cell office:value-type="float" office:value="0.032128">
            <text:p>0,032128</text:p>
          </table:table-cell>
          <table:table-cell/>
          <table:table-cell table:formula="of:=([.$D$128]/[.D128])*[.B12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2">
            <text:p>2</text:p>
          </table:table-cell>
          <table:table-cell office:value-type="float" office:value="0.128008">
            <text:p>0,128008</text:p>
          </table:table-cell>
          <table:table-cell office:value-type="float" office:value="0.032615">
            <text:p>0,032615</text:p>
          </table:table-cell>
          <table:table-cell/>
          <table:table-cell table:formula="of:=([.$D$128]/[.D129])*[.B129]" office:value-type="float" office:value="1.97013644028821">
            <text:p>1,9701364403</text:p>
          </table:table-cell>
          <table:table-cell table:number-columns-repeated="1018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3">
            <text:p>3</text:p>
          </table:table-cell>
          <table:table-cell office:value-type="float" office:value="0.175599">
            <text:p>0,175599</text:p>
          </table:table-cell>
          <table:table-cell office:value-type="float" office:value="0.032651">
            <text:p>0,032651</text:p>
          </table:table-cell>
          <table:table-cell/>
          <table:table-cell table:formula="of:=([.$D$128]/[.D130])*[.B130]" office:value-type="float" office:value="2.95194634161281">
            <text:p>2,9519463416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0.223038">
            <text:p>0,223038</text:p>
          </table:table-cell>
          <table:table-cell office:value-type="float" office:value="0.032626">
            <text:p>0,032626</text:p>
          </table:table-cell>
          <table:table-cell/>
          <table:table-cell table:formula="of:=([.$D$128]/[.D131])*[.B131]" office:value-type="float" office:value="3.93894440017164">
            <text:p>3,9389444002</text:p>
          </table:table-cell>
          <table:table-cell table:number-columns-repeated="1018"/>
        </table:table-row>
        <table:table-row table:style-name="ro1">
          <table:table-cell office:value-type="float" office:value="4472">
            <text:p>4472</text:p>
          </table:table-cell>
          <table:table-cell office:value-type="float" office:value="5">
            <text:p>5</text:p>
          </table:table-cell>
          <table:table-cell office:value-type="float" office:value="0.268967">
            <text:p>0,268967</text:p>
          </table:table-cell>
          <table:table-cell office:value-type="float" office:value="0.032612">
            <text:p>0,032612</text:p>
          </table:table-cell>
          <table:table-cell/>
          <table:table-cell table:formula="of:=([.$D$128]/[.D132])*[.B132]" office:value-type="float" office:value="4.92579418618913">
            <text:p>4,9257941862</text:p>
          </table:table-cell>
          <table:table-cell table:number-columns-repeated="1018"/>
        </table:table-row>
        <table:table-row table:style-name="ro1">
          <table:table-cell office:value-type="float" office:value="4898">
            <text:p>4898</text:p>
          </table:table-cell>
          <table:table-cell office:value-type="float" office:value="6">
            <text:p>6</text:p>
          </table:table-cell>
          <table:table-cell office:value-type="float" office:value="0.318348">
            <text:p>0,318348</text:p>
          </table:table-cell>
          <table:table-cell office:value-type="float" office:value="0.032761">
            <text:p>0,032761</text:p>
          </table:table-cell>
          <table:table-cell/>
          <table:table-cell table:formula="of:=([.$D$128]/[.D133])*[.B133]" office:value-type="float" office:value="5.88406947284881">
            <text:p>5,8840694728</text:p>
          </table:table-cell>
          <table:table-cell table:number-columns-repeated="1018"/>
        </table:table-row>
        <table:table-row table:style-name="ro1">
          <table:table-cell office:value-type="float" office:value="5291">
            <text:p>5291</text:p>
          </table:table-cell>
          <table:table-cell office:value-type="float" office:value="7">
            <text:p>7</text:p>
          </table:table-cell>
          <table:table-cell office:value-type="float" office:value="0.365172">
            <text:p>0,365172</text:p>
          </table:table-cell>
          <table:table-cell office:value-type="float" office:value="0.032813">
            <text:p>0,032813</text:p>
          </table:table-cell>
          <table:table-cell/>
          <table:table-cell table:formula="of:=([.$D$128]/[.D134])*[.B134]" office:value-type="float" office:value="6.85386889342639">
            <text:p>6,8538688934</text:p>
          </table:table-cell>
          <table:table-cell table:number-columns-repeated="1018"/>
        </table:table-row>
        <table:table-row table:style-name="ro1">
          <table:table-cell office:value-type="float" office:value="5656">
            <text:p>5656</text:p>
          </table:table-cell>
          <table:table-cell office:value-type="float" office:value="8">
            <text:p>8</text:p>
          </table:table-cell>
          <table:table-cell office:value-type="float" office:value="0.407514">
            <text:p>0,407514</text:p>
          </table:table-cell>
          <table:table-cell office:value-type="float" office:value="0.032746">
            <text:p>0,032746</text:p>
          </table:table-cell>
          <table:table-cell/>
          <table:table-cell table:formula="of:=([.$D$128]/[.D135])*[.B135]" office:value-type="float" office:value="7.84901972760032">
            <text:p>7,8490197276</text:p>
          </table:table-cell>
          <table:table-cell table:number-columns-repeated="1018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">
            <text:p>9</text:p>
          </table:table-cell>
          <table:table-cell office:value-type="float" office:value="0.454835">
            <text:p>0,454835</text:p>
          </table:table-cell>
          <table:table-cell office:value-type="float" office:value="0.032819">
            <text:p>0,032819</text:p>
          </table:table-cell>
          <table:table-cell/>
          <table:table-cell table:formula="of:=([.$D$128]/[.D136])*[.B136]" office:value-type="float" office:value="8.81050610926597">
            <text:p>8,8105061093</text:p>
          </table:table-cell>
          <table:table-cell table:number-columns-repeated="1018"/>
        </table:table-row>
        <table:table-row table:style-name="ro1">
          <table:table-cell office:value-type="float" office:value="6324">
            <text:p>6324</text:p>
          </table:table-cell>
          <table:table-cell office:value-type="float" office:value="10">
            <text:p>10</text:p>
          </table:table-cell>
          <table:table-cell office:value-type="float" office:value="0.499633">
            <text:p>0,499633</text:p>
          </table:table-cell>
          <table:table-cell office:value-type="float" office:value="0.032898">
            <text:p>0,032898</text:p>
          </table:table-cell>
          <table:table-cell/>
          <table:table-cell table:formula="of:=([.$D$128]/[.D137])*[.B137]" office:value-type="float" office:value="9.76594321843273">
            <text:p>9,7659432184</text:p>
          </table:table-cell>
          <table:table-cell table:number-columns-repeated="1018"/>
        </table:table-row>
        <table:table-row table:style-name="ro1">
          <table:table-cell office:value-type="float" office:value="6633">
            <text:p>6633</text:p>
          </table:table-cell>
          <table:table-cell office:value-type="float" office:value="11">
            <text:p>11</text:p>
          </table:table-cell>
          <table:table-cell office:value-type="float" office:value="0.545649">
            <text:p>0,545649</text:p>
          </table:table-cell>
          <table:table-cell office:value-type="float" office:value="0.032885">
            <text:p>0,032885</text:p>
          </table:table-cell>
          <table:table-cell/>
          <table:table-cell table:formula="of:=([.$D$128]/[.D138])*[.B138]" office:value-type="float" office:value="10.7467842481374">
            <text:p>10,7467842481</text:p>
          </table:table-cell>
          <table:table-cell table:number-columns-repeated="1018"/>
        </table:table-row>
        <table:table-row table:style-name="ro1">
          <table:table-cell office:value-type="float" office:value="6928">
            <text:p>6928</text:p>
          </table:table-cell>
          <table:table-cell office:value-type="float" office:value="12">
            <text:p>12</text:p>
          </table:table-cell>
          <table:table-cell office:value-type="float" office:value="0.597212">
            <text:p>0,597212</text:p>
          </table:table-cell>
          <table:table-cell office:value-type="float" office:value="0.032909">
            <text:p>0,032909</text:p>
          </table:table-cell>
          <table:table-cell/>
          <table:table-cell table:formula="of:=([.$D$128]/[.D139])*[.B139]" office:value-type="float" office:value="11.7152146829135">
            <text:p>11,7152146829</text:p>
          </table:table-cell>
          <table:table-cell table:number-columns-repeated="1018"/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13">
            <text:p>13</text:p>
          </table:table-cell>
          <table:table-cell office:value-type="float" office:value="0.637816">
            <text:p>0,637816</text:p>
          </table:table-cell>
          <table:table-cell office:value-type="float" office:value="0.032951">
            <text:p>0,032951</text:p>
          </table:table-cell>
          <table:table-cell/>
          <table:table-cell table:formula="of:=([.$D$128]/[.D140])*[.B140]" office:value-type="float" office:value="12.6753057570332">
            <text:p>12,675305757</text:p>
          </table:table-cell>
          <table:table-cell table:number-columns-repeated="1018"/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14">
            <text:p>14</text:p>
          </table:table-cell>
          <table:table-cell office:value-type="float" office:value="0.684551">
            <text:p>0,684551</text:p>
          </table:table-cell>
          <table:table-cell office:value-type="float" office:value="0.033076">
            <text:p>0,033076</text:p>
          </table:table-cell>
          <table:table-cell/>
          <table:table-cell table:formula="of:=([.$D$128]/[.D141])*[.B141]" office:value-type="float" office:value="13.5987422904825">
            <text:p>13,5987422905</text:p>
          </table:table-cell>
          <table:table-cell table:number-columns-repeated="1018"/>
        </table:table-row>
        <table:table-row table:style-name="ro1">
          <table:table-cell office:value-type="float" office:value="7745">
            <text:p>7745</text:p>
          </table:table-cell>
          <table:table-cell office:value-type="float" office:value="15">
            <text:p>15</text:p>
          </table:table-cell>
          <table:table-cell office:value-type="float" office:value="0.730438">
            <text:p>0,730438</text:p>
          </table:table-cell>
          <table:table-cell office:value-type="float" office:value="0.033088">
            <text:p>0,033088</text:p>
          </table:table-cell>
          <table:table-cell/>
          <table:table-cell table:formula="of:=([.$D$128]/[.D142])*[.B142]" office:value-type="float" office:value="14.5647969052224">
            <text:p>14,5647969052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">
            <text:p>16</text:p>
          </table:table-cell>
          <table:table-cell office:value-type="float" office:value="0.775892">
            <text:p>0,775892</text:p>
          </table:table-cell>
          <table:table-cell office:value-type="float" office:value="0.033058">
            <text:p>0,033058</text:p>
          </table:table-cell>
          <table:table-cell/>
          <table:table-cell table:formula="of:=([.$D$128]/[.D143])*[.B143]" office:value-type="float" office:value="15.5498820255309">
            <text:p>15,5498820255</text:p>
          </table:table-cell>
          <table:table-cell table:number-columns-repeated="1018"/>
        </table:table-row>
        <table:table-row table:style-name="ro1">
          <table:table-cell office:value-type="float" office:value="8246">
            <text:p>8246</text:p>
          </table:table-cell>
          <table:table-cell office:value-type="float" office:value="17">
            <text:p>17</text:p>
          </table:table-cell>
          <table:table-cell office:value-type="float" office:value="0.823678">
            <text:p>0,823678</text:p>
          </table:table-cell>
          <table:table-cell office:value-type="float" office:value="0.033134">
            <text:p>0,033134</text:p>
          </table:table-cell>
          <table:table-cell/>
          <table:table-cell table:formula="of:=([.$D$128]/[.D144])*[.B144]" office:value-type="float" office:value="16.4838534435927">
            <text:p>16,4838534436</text:p>
          </table:table-cell>
          <table:table-cell table:number-columns-repeated="1018"/>
        </table:table-row>
        <table:table-row table:style-name="ro1">
          <table:table-cell office:value-type="float" office:value="8485">
            <text:p>8485</text:p>
          </table:table-cell>
          <table:table-cell office:value-type="float" office:value="18">
            <text:p>18</text:p>
          </table:table-cell>
          <table:table-cell office:value-type="float" office:value="0.869281">
            <text:p>0,869281</text:p>
          </table:table-cell>
          <table:table-cell office:value-type="float" office:value="0.033116">
            <text:p>0,033116</text:p>
          </table:table-cell>
          <table:table-cell/>
          <table:table-cell table:formula="of:=([.$D$128]/[.D145])*[.B145]" office:value-type="float" office:value="17.4629786206064">
            <text:p>17,46297862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float" office:value="0.089232">
            <text:p>0,089232</text:p>
          </table:table-cell>
          <table:table-cell office:value-type="float" office:value="0.035522">
            <text:p>0,035522</text:p>
          </table:table-cell>
          <table:table-cell/>
          <table:table-cell table:formula="of:=([.$D$148]/[.D148])*[.B14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969">
            <text:p>2969</text:p>
          </table:table-cell>
          <table:table-cell office:value-type="float" office:value="2">
            <text:p>2</text:p>
          </table:table-cell>
          <table:table-cell office:value-type="float" office:value="0.140988">
            <text:p>0,140988</text:p>
          </table:table-cell>
          <table:table-cell office:value-type="float" office:value="0.035943">
            <text:p>0,035943</text:p>
          </table:table-cell>
          <table:table-cell/>
          <table:table-cell table:formula="of:=([.$D$148]/[.D149])*[.B149]" office:value-type="float" office:value="1.97657401997607">
            <text:p>1,97657402</text:p>
          </table:table-cell>
          <table:table-cell table:number-columns-repeated="1018"/>
        </table:table-row>
        <table:table-row table:style-name="ro1">
          <table:table-cell office:value-type="float" office:value="3637">
            <text:p>3637</text:p>
          </table:table-cell>
          <table:table-cell office:value-type="float" office:value="3">
            <text:p>3</text:p>
          </table:table-cell>
          <table:table-cell office:value-type="float" office:value="0.192248">
            <text:p>0,192248</text:p>
          </table:table-cell>
          <table:table-cell office:value-type="float" office:value="0.035995">
            <text:p>0,035995</text:p>
          </table:table-cell>
          <table:table-cell/>
          <table:table-cell table:formula="of:=([.$D$148]/[.D150])*[.B150]" office:value-type="float" office:value="2.96057785803584">
            <text:p>2,960577858</text:p>
          </table:table-cell>
          <table:table-cell table:number-columns-repeated="1018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4">
            <text:p>4</text:p>
          </table:table-cell>
          <table:table-cell office:value-type="float" office:value="0.243667">
            <text:p>0,243667</text:p>
          </table:table-cell>
          <table:table-cell office:value-type="float" office:value="0.035945">
            <text:p>0,035945</text:p>
          </table:table-cell>
          <table:table-cell/>
          <table:table-cell table:formula="of:=([.$D$148]/[.D151])*[.B151]" office:value-type="float" office:value="3.95292808457365">
            <text:p>3,9529280846</text:p>
          </table:table-cell>
          <table:table-cell table:number-columns-repeated="1018"/>
        </table:table-row>
        <table:table-row table:style-name="ro1">
          <table:table-cell office:value-type="float" office:value="4695">
            <text:p>4695</text:p>
          </table:table-cell>
          <table:table-cell office:value-type="float" office:value="5">
            <text:p>5</text:p>
          </table:table-cell>
          <table:table-cell office:value-type="float" office:value="0.295641">
            <text:p>0,295641</text:p>
          </table:table-cell>
          <table:table-cell office:value-type="float" office:value="0.035958">
            <text:p>0,035958</text:p>
          </table:table-cell>
          <table:table-cell/>
          <table:table-cell table:formula="of:=([.$D$148]/[.D152])*[.B152]" office:value-type="float" office:value="4.93937371377719">
            <text:p>4,9393737138</text:p>
          </table:table-cell>
          <table:table-cell table:number-columns-repeated="1018"/>
        </table:table-row>
        <table:table-row table:style-name="ro1">
          <table:table-cell office:value-type="float" office:value="5143">
            <text:p>5143</text:p>
          </table:table-cell>
          <table:table-cell office:value-type="float" office:value="6">
            <text:p>6</text:p>
          </table:table-cell>
          <table:table-cell office:value-type="float" office:value="0.347051">
            <text:p>0,347051</text:p>
          </table:table-cell>
          <table:table-cell office:value-type="float" office:value="0.036007">
            <text:p>0,036007</text:p>
          </table:table-cell>
          <table:table-cell/>
          <table:table-cell table:formula="of:=([.$D$148]/[.D153])*[.B153]" office:value-type="float" office:value="5.91918238120365">
            <text:p>5,9191823812</text:p>
          </table:table-cell>
          <table:table-cell table:number-columns-repeated="1018"/>
        </table:table-row>
        <table:table-row table:style-name="ro1">
          <table:table-cell office:value-type="float" office:value="5555">
            <text:p>5555</text:p>
          </table:table-cell>
          <table:table-cell office:value-type="float" office:value="7">
            <text:p>7</text:p>
          </table:table-cell>
          <table:table-cell office:value-type="float" office:value="0.398189">
            <text:p>0,398189</text:p>
          </table:table-cell>
          <table:table-cell office:value-type="float" office:value="0.036111">
            <text:p>0,036111</text:p>
          </table:table-cell>
          <table:table-cell/>
          <table:table-cell table:formula="of:=([.$D$148]/[.D154])*[.B154]" office:value-type="float" office:value="6.88582426407466">
            <text:p>6,8858242641</text:p>
          </table:table-cell>
          <table:table-cell table:number-columns-repeated="1018"/>
        </table:table-row>
        <table:table-row table:style-name="ro1">
          <table:table-cell office:value-type="float" office:value="5939">
            <text:p>5939</text:p>
          </table:table-cell>
          <table:table-cell office:value-type="float" office:value="8">
            <text:p>8</text:p>
          </table:table-cell>
          <table:table-cell office:value-type="float" office:value="0.449179">
            <text:p>0,449179</text:p>
          </table:table-cell>
          <table:table-cell office:value-type="float" office:value="0.036099">
            <text:p>0,036099</text:p>
          </table:table-cell>
          <table:table-cell/>
          <table:table-cell table:formula="of:=([.$D$148]/[.D155])*[.B155]" office:value-type="float" office:value="7.87212942186764">
            <text:p>7,8721294219</text:p>
          </table:table-cell>
          <table:table-cell table:number-columns-repeated="1018"/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9">
            <text:p>9</text:p>
          </table:table-cell>
          <table:table-cell office:value-type="float" office:value="0.501292">
            <text:p>0,501292</text:p>
          </table:table-cell>
          <table:table-cell office:value-type="float" office:value="0.036301">
            <text:p>0,036301</text:p>
          </table:table-cell>
          <table:table-cell/>
          <table:table-cell table:formula="of:=([.$D$148]/[.D156])*[.B156]" office:value-type="float" office:value="8.80686482466048">
            <text:p>8,8068648247</text:p>
          </table:table-cell>
          <table:table-cell table:number-columns-repeated="1018"/>
        </table:table-row>
        <table:table-row table:style-name="ro1">
          <table:table-cell office:value-type="float" office:value="6640">
            <text:p>6640</text:p>
          </table:table-cell>
          <table:table-cell office:value-type="float" office:value="10">
            <text:p>10</text:p>
          </table:table-cell>
          <table:table-cell office:value-type="float" office:value="0.551088">
            <text:p>0,551088</text:p>
          </table:table-cell>
          <table:table-cell office:value-type="float" office:value="0.036178">
            <text:p>0,036178</text:p>
          </table:table-cell>
          <table:table-cell/>
          <table:table-cell table:formula="of:=([.$D$148]/[.D157])*[.B157]" office:value-type="float" office:value="9.81867433246724">
            <text:p>9,8186743325</text:p>
          </table:table-cell>
          <table:table-cell table:number-columns-repeated="1018"/>
        </table:table-row>
        <table:table-row table:style-name="ro1">
          <table:table-cell office:value-type="float" office:value="6964">
            <text:p>6964</text:p>
          </table:table-cell>
          <table:table-cell office:value-type="float" office:value="11">
            <text:p>11</text:p>
          </table:table-cell>
          <table:table-cell office:value-type="float" office:value="0.606608">
            <text:p>0,606608</text:p>
          </table:table-cell>
          <table:table-cell office:value-type="float" office:value="0.036178">
            <text:p>0,036178</text:p>
          </table:table-cell>
          <table:table-cell/>
          <table:table-cell table:formula="of:=([.$D$148]/[.D158])*[.B158]" office:value-type="float" office:value="10.800541765714">
            <text:p>10,8005417657</text:p>
          </table:table-cell>
          <table:table-cell table:number-columns-repeated="1018"/>
        </table:table-row>
        <table:table-row table:style-name="ro1">
          <table:table-cell office:value-type="float" office:value="7274">
            <text:p>7274</text:p>
          </table:table-cell>
          <table:table-cell office:value-type="float" office:value="12">
            <text:p>12</text:p>
          </table:table-cell>
          <table:table-cell office:value-type="float" office:value="0.653497">
            <text:p>0,653497</text:p>
          </table:table-cell>
          <table:table-cell office:value-type="float" office:value="0.036339">
            <text:p>0,036339</text:p>
          </table:table-cell>
          <table:table-cell/>
          <table:table-cell table:formula="of:=([.$D$148]/[.D159])*[.B159]" office:value-type="float" office:value="11.7302072153884">
            <text:p>11,7302072154</text:p>
          </table:table-cell>
          <table:table-cell table:number-columns-repeated="1018"/>
        </table:table-row>
        <table:table-row table:style-name="ro1">
          <table:table-cell office:value-type="float" office:value="7571">
            <text:p>7571</text:p>
          </table:table-cell>
          <table:table-cell office:value-type="float" office:value="13">
            <text:p>13</text:p>
          </table:table-cell>
          <table:table-cell office:value-type="float" office:value="0.702115">
            <text:p>0,702115</text:p>
          </table:table-cell>
          <table:table-cell office:value-type="float" office:value="0.036275">
            <text:p>0,036275</text:p>
          </table:table-cell>
          <table:table-cell/>
          <table:table-cell table:formula="of:=([.$D$148]/[.D160])*[.B160]" office:value-type="float" office:value="12.7301447277739">
            <text:p>12,7301447278</text:p>
          </table:table-cell>
          <table:table-cell table:number-columns-repeated="1018"/>
        </table:table-row>
        <table:table-row table:style-name="ro1">
          <table:table-cell office:value-type="float" office:value="7857">
            <text:p>7857</text:p>
          </table:table-cell>
          <table:table-cell office:value-type="float" office:value="14">
            <text:p>14</text:p>
          </table:table-cell>
          <table:table-cell office:value-type="float" office:value="0.752885">
            <text:p>0,752885</text:p>
          </table:table-cell>
          <table:table-cell office:value-type="float" office:value="0.036342">
            <text:p>0,036342</text:p>
          </table:table-cell>
          <table:table-cell/>
          <table:table-cell table:formula="of:=([.$D$148]/[.D161])*[.B161]" office:value-type="float" office:value="13.6841120466678">
            <text:p>13,6841120467</text:p>
          </table:table-cell>
          <table:table-cell table:number-columns-repeated="1018"/>
        </table:table-row>
        <table:table-row table:style-name="ro1">
          <table:table-cell office:value-type="float" office:value="8133">
            <text:p>8133</text:p>
          </table:table-cell>
          <table:table-cell office:value-type="float" office:value="15">
            <text:p>15</text:p>
          </table:table-cell>
          <table:table-cell office:value-type="float" office:value="0.80789">
            <text:p>0,80789</text:p>
          </table:table-cell>
          <table:table-cell office:value-type="float" office:value="0.036287">
            <text:p>0,036287</text:p>
          </table:table-cell>
          <table:table-cell/>
          <table:table-cell table:formula="of:=([.$D$148]/[.D162])*[.B162]" office:value-type="float" office:value="14.6837710474826">
            <text:p>14,6837710475</text:p>
          </table:table-cell>
          <table:table-cell table:number-columns-repeated="1018"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16">
            <text:p>16</text:p>
          </table:table-cell>
          <table:table-cell office:value-type="float" office:value="0.85698">
            <text:p>0,85698</text:p>
          </table:table-cell>
          <table:table-cell office:value-type="float" office:value="0.036267">
            <text:p>0,036267</text:p>
          </table:table-cell>
          <table:table-cell/>
          <table:table-cell table:formula="of:=([.$D$148]/[.D163])*[.B163]" office:value-type="float" office:value="15.6713265503074">
            <text:p>15,6713265503</text:p>
          </table:table-cell>
          <table:table-cell table:number-columns-repeated="1018"/>
        </table:table-row>
        <table:table-row table:style-name="ro1">
          <table:table-cell office:value-type="float" office:value="8658">
            <text:p>8658</text:p>
          </table:table-cell>
          <table:table-cell office:value-type="float" office:value="17">
            <text:p>17</text:p>
          </table:table-cell>
          <table:table-cell office:value-type="float" office:value="0.911012">
            <text:p>0,911012</text:p>
          </table:table-cell>
          <table:table-cell office:value-type="float" office:value="0.036389">
            <text:p>0,036389</text:p>
          </table:table-cell>
          <table:table-cell/>
          <table:table-cell table:formula="of:=([.$D$148]/[.D164])*[.B164]" office:value-type="float" office:value="16.5949600153893">
            <text:p>16,5949600154</text:p>
          </table:table-cell>
          <table:table-cell table:number-columns-repeated="1018"/>
        </table:table-row>
        <table:table-row table:style-name="ro1">
          <table:table-cell office:value-type="float" office:value="8909">
            <text:p>8909</text:p>
          </table:table-cell>
          <table:table-cell office:value-type="float" office:value="18">
            <text:p>18</text:p>
          </table:table-cell>
          <table:table-cell office:value-type="float" office:value="0.954949">
            <text:p>0,954949</text:p>
          </table:table-cell>
          <table:table-cell office:value-type="float" office:value="0.03647">
            <text:p>0,03647</text:p>
          </table:table-cell>
          <table:table-cell/>
          <table:table-cell table:formula="of:=([.$D$148]/[.D165])*[.B165]" office:value-type="float" office:value="17.5321085823965">
            <text:p>17,532108582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0.09762">
            <text:p>0,09762</text:p>
          </table:table-cell>
          <table:table-cell office:value-type="float" office:value="0.03887">
            <text:p>0,03887</text:p>
          </table:table-cell>
          <table:table-cell/>
          <table:table-cell table:formula="of:=([.$D$168]/[.D168])*[.B16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111">
            <text:p>3111</text:p>
          </table:table-cell>
          <table:table-cell office:value-type="float" office:value="2">
            <text:p>2</text:p>
          </table:table-cell>
          <table:table-cell office:value-type="float" office:value="0.154509">
            <text:p>0,154509</text:p>
          </table:table-cell>
          <table:table-cell office:value-type="float" office:value="0.039369">
            <text:p>0,039369</text:p>
          </table:table-cell>
          <table:table-cell/>
          <table:table-cell table:formula="of:=([.$D$168]/[.D169])*[.B169]" office:value-type="float" office:value="1.97465010541289">
            <text:p>1,9746501054</text:p>
          </table:table-cell>
          <table:table-cell table:number-columns-repeated="1018"/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3">
            <text:p>3</text:p>
          </table:table-cell>
          <table:table-cell office:value-type="float" office:value="0.212434">
            <text:p>0,212434</text:p>
          </table:table-cell>
          <table:table-cell office:value-type="float" office:value="0.039477">
            <text:p>0,039477</text:p>
          </table:table-cell>
          <table:table-cell/>
          <table:table-cell table:formula="of:=([.$D$168]/[.D170])*[.B170]" office:value-type="float" office:value="2.95387187476252">
            <text:p>2,9538718748</text:p>
          </table:table-cell>
          <table:table-cell table:number-columns-repeated="1018"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4">
            <text:p>4</text:p>
          </table:table-cell>
          <table:table-cell office:value-type="float" office:value="0.275995">
            <text:p>0,275995</text:p>
          </table:table-cell>
          <table:table-cell office:value-type="float" office:value="0.039401">
            <text:p>0,039401</text:p>
          </table:table-cell>
          <table:table-cell/>
          <table:table-cell table:formula="of:=([.$D$168]/[.D171])*[.B171]" office:value-type="float" office:value="3.94609273876298">
            <text:p>3,9460927388</text:p>
          </table:table-cell>
          <table:table-cell table:number-columns-repeated="1018"/>
        </table:table-row>
        <table:table-row table:style-name="ro1">
          <table:table-cell office:value-type="float" office:value="4919">
            <text:p>4919</text:p>
          </table:table-cell>
          <table:table-cell office:value-type="float" office:value="5">
            <text:p>5</text:p>
          </table:table-cell>
          <table:table-cell office:value-type="float" office:value="0.324492">
            <text:p>0,324492</text:p>
          </table:table-cell>
          <table:table-cell office:value-type="float" office:value="0.039438">
            <text:p>0,039438</text:p>
          </table:table-cell>
          <table:table-cell/>
          <table:table-cell table:formula="of:=([.$D$168]/[.D172])*[.B172]" office:value-type="float" office:value="4.9279882346975">
            <text:p>4,9279882347</text:p>
          </table:table-cell>
          <table:table-cell table:number-columns-repeated="1018"/>
        </table:table-row>
        <table:table-row table:style-name="ro1">
          <table:table-cell office:value-type="float" office:value="5388">
            <text:p>5388</text:p>
          </table:table-cell>
          <table:table-cell office:value-type="float" office:value="6">
            <text:p>6</text:p>
          </table:table-cell>
          <table:table-cell office:value-type="float" office:value="0.381252">
            <text:p>0,381252</text:p>
          </table:table-cell>
          <table:table-cell office:value-type="float" office:value="0.039554">
            <text:p>0,039554</text:p>
          </table:table-cell>
          <table:table-cell/>
          <table:table-cell table:formula="of:=([.$D$168]/[.D173])*[.B173]" office:value-type="float" office:value="5.89624311068413">
            <text:p>5,8962431107</text:p>
          </table:table-cell>
          <table:table-cell table:number-columns-repeated="1018"/>
        </table:table-row>
        <table:table-row table:style-name="ro1">
          <table:table-cell office:value-type="float" office:value="5820">
            <text:p>5820</text:p>
          </table:table-cell>
          <table:table-cell office:value-type="float" office:value="7">
            <text:p>7</text:p>
          </table:table-cell>
          <table:table-cell office:value-type="float" office:value="0.437886">
            <text:p>0,437886</text:p>
          </table:table-cell>
          <table:table-cell office:value-type="float" office:value="0.039684">
            <text:p>0,039684</text:p>
          </table:table-cell>
          <table:table-cell/>
          <table:table-cell table:formula="of:=([.$D$168]/[.D174])*[.B174]" office:value-type="float" office:value="6.85641568390283">
            <text:p>6,8564156839</text:p>
          </table:table-cell>
          <table:table-cell table:number-columns-repeated="1018"/>
        </table:table-row>
        <table:table-row table:style-name="ro1">
          <table:table-cell office:value-type="float" office:value="6222">
            <text:p>6222</text:p>
          </table:table-cell>
          <table:table-cell office:value-type="float" office:value="8">
            <text:p>8</text:p>
          </table:table-cell>
          <table:table-cell office:value-type="float" office:value="0.493331">
            <text:p>0,493331</text:p>
          </table:table-cell>
          <table:table-cell office:value-type="float" office:value="0.039644">
            <text:p>0,039644</text:p>
          </table:table-cell>
          <table:table-cell/>
          <table:table-cell table:formula="of:=([.$D$168]/[.D175])*[.B175]" office:value-type="float" office:value="7.84380990818283">
            <text:p>7,8438099082</text:p>
          </table:table-cell>
          <table:table-cell table:number-columns-repeated="1018"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9">
            <text:p>9</text:p>
          </table:table-cell>
          <table:table-cell office:value-type="float" office:value="0.547784">
            <text:p>0,547784</text:p>
          </table:table-cell>
          <table:table-cell office:value-type="float" office:value="0.039594">
            <text:p>0,039594</text:p>
          </table:table-cell>
          <table:table-cell/>
          <table:table-cell table:formula="of:=([.$D$168]/[.D176])*[.B176]" office:value-type="float" office:value="8.83542961054706">
            <text:p>8,8354296105</text:p>
          </table:table-cell>
          <table:table-cell table:number-columns-repeated="1018"/>
        </table:table-row>
        <table:table-row table:style-name="ro1">
          <table:table-cell office:value-type="float" office:value="6956">
            <text:p>6956</text:p>
          </table:table-cell>
          <table:table-cell office:value-type="float" office:value="10">
            <text:p>10</text:p>
          </table:table-cell>
          <table:table-cell office:value-type="float" office:value="0.604658">
            <text:p>0,604658</text:p>
          </table:table-cell>
          <table:table-cell office:value-type="float" office:value="0.039743">
            <text:p>0,039743</text:p>
          </table:table-cell>
          <table:table-cell/>
          <table:table-cell table:formula="of:=([.$D$168]/[.D177])*[.B177]" office:value-type="float" office:value="9.78033867599326">
            <text:p>9,780338676</text:p>
          </table:table-cell>
          <table:table-cell table:number-columns-repeated="1018"/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1">
            <text:p>11</text:p>
          </table:table-cell>
          <table:table-cell office:value-type="float" office:value="0.663272">
            <text:p>0,663272</text:p>
          </table:table-cell>
          <table:table-cell office:value-type="float" office:value="0.039696">
            <text:p>0,039696</text:p>
          </table:table-cell>
          <table:table-cell/>
          <table:table-cell table:formula="of:=([.$D$168]/[.D178])*[.B178]" office:value-type="float" office:value="10.771110439339">
            <text:p>10,7711104393</text:p>
          </table:table-cell>
          <table:table-cell table:number-columns-repeated="1018"/>
        </table:table-row>
        <table:table-row table:style-name="ro1">
          <table:table-cell office:value-type="float" office:value="7621">
            <text:p>7621</text:p>
          </table:table-cell>
          <table:table-cell office:value-type="float" office:value="12">
            <text:p>12</text:p>
          </table:table-cell>
          <table:table-cell office:value-type="float" office:value="0.714223">
            <text:p>0,714223</text:p>
          </table:table-cell>
          <table:table-cell office:value-type="float" office:value="0.039701">
            <text:p>0,039701</text:p>
          </table:table-cell>
          <table:table-cell/>
          <table:table-cell table:formula="of:=([.$D$168]/[.D179])*[.B179]" office:value-type="float" office:value="11.7488224477973">
            <text:p>11,7488224478</text:p>
          </table:table-cell>
          <table:table-cell table:number-columns-repeated="1018"/>
        </table:table-row>
        <table:table-row table:style-name="ro1">
          <table:table-cell office:value-type="float" office:value="7932">
            <text:p>7932</text:p>
          </table:table-cell>
          <table:table-cell office:value-type="float" office:value="13">
            <text:p>13</text:p>
          </table:table-cell>
          <table:table-cell office:value-type="float" office:value="0.773272">
            <text:p>0,773272</text:p>
          </table:table-cell>
          <table:table-cell office:value-type="float" office:value="0.039901">
            <text:p>0,039901</text:p>
          </table:table-cell>
          <table:table-cell/>
          <table:table-cell table:formula="of:=([.$D$168]/[.D180])*[.B180]" office:value-type="float" office:value="12.6640936317386">
            <text:p>12,6640936317</text:p>
          </table:table-cell>
          <table:table-cell table:number-columns-repeated="1018"/>
        </table:table-row>
        <table:table-row table:style-name="ro1">
          <table:table-cell office:value-type="float" office:value="8231">
            <text:p>8231</text:p>
          </table:table-cell>
          <table:table-cell office:value-type="float" office:value="14">
            <text:p>14</text:p>
          </table:table-cell>
          <table:table-cell office:value-type="float" office:value="0.827552">
            <text:p>0,827552</text:p>
          </table:table-cell>
          <table:table-cell office:value-type="float" office:value="0.040218">
            <text:p>0,040218</text:p>
          </table:table-cell>
          <table:table-cell/>
          <table:table-cell table:formula="of:=([.$D$168]/[.D181])*[.B181]" office:value-type="float" office:value="13.5307573723209">
            <text:p>13,5307573723</text:p>
          </table:table-cell>
          <table:table-cell table:number-columns-repeated="1018"/>
        </table:table-row>
        <table:table-row table:style-name="ro1">
          <table:table-cell office:value-type="float" office:value="8520">
            <text:p>8520</text:p>
          </table:table-cell>
          <table:table-cell office:value-type="float" office:value="15">
            <text:p>15</text:p>
          </table:table-cell>
          <table:table-cell office:value-type="float" office:value="0.88863">
            <text:p>0,88863</text:p>
          </table:table-cell>
          <table:table-cell office:value-type="float" office:value="0.039832">
            <text:p>0,039832</text:p>
          </table:table-cell>
          <table:table-cell/>
          <table:table-cell table:formula="of:=([.$D$168]/[.D182])*[.B182]" office:value-type="float" office:value="14.63772845953">
            <text:p>14,6377284595</text:p>
          </table:table-cell>
          <table:table-cell table:number-columns-repeated="1018"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16">
            <text:p>16</text:p>
          </table:table-cell>
          <table:table-cell office:value-type="float" office:value="0.938141">
            <text:p>0,938141</text:p>
          </table:table-cell>
          <table:table-cell office:value-type="float" office:value="0.039919">
            <text:p>0,039919</text:p>
          </table:table-cell>
          <table:table-cell/>
          <table:table-cell table:formula="of:=([.$D$168]/[.D183])*[.B183]" office:value-type="float" office:value="15.5795485858864">
            <text:p>15,5795485859</text:p>
          </table:table-cell>
          <table:table-cell table:number-columns-repeated="1018"/>
        </table:table-row>
        <table:table-row table:style-name="ro1">
          <table:table-cell office:value-type="float" office:value="9070">
            <text:p>9070</text:p>
          </table:table-cell>
          <table:table-cell office:value-type="float" office:value="17">
            <text:p>17</text:p>
          </table:table-cell>
          <table:table-cell office:value-type="float" office:value="0.99765">
            <text:p>0,99765</text:p>
          </table:table-cell>
          <table:table-cell office:value-type="float" office:value="0.039887">
            <text:p>0,039887</text:p>
          </table:table-cell>
          <table:table-cell/>
          <table:table-cell table:formula="of:=([.$D$168]/[.D184])*[.B184]" office:value-type="float" office:value="16.5665505051771">
            <text:p>16,5665505052</text:p>
          </table:table-cell>
          <table:table-cell table:number-columns-repeated="1018"/>
        </table:table-row>
        <table:table-row table:style-name="ro1">
          <table:table-cell office:value-type="float" office:value="9333">
            <text:p>9333</text:p>
          </table:table-cell>
          <table:table-cell office:value-type="float" office:value="18">
            <text:p>18</text:p>
          </table:table-cell>
          <table:table-cell office:value-type="float" office:value="1.04978">
            <text:p>1,04978</text:p>
          </table:table-cell>
          <table:table-cell office:value-type="float" office:value="0.039993">
            <text:p>0,039993</text:p>
          </table:table-cell>
          <table:table-cell/>
          <table:table-cell table:formula="of:=([.$D$168]/[.D185])*[.B185]" office:value-type="float" office:value="17.494561548271">
            <text:p>17,494561548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office:value-type="float" office:value="0.106668">
            <text:p>0,106668</text:p>
          </table:table-cell>
          <table:table-cell office:value-type="float" office:value="0.04276">
            <text:p>0,04276</text:p>
          </table:table-cell>
          <table:table-cell/>
          <table:table-cell table:formula="of:=([.$D$188]/[.D188])*[.B18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252">
            <text:p>3252</text:p>
          </table:table-cell>
          <table:table-cell office:value-type="float" office:value="2">
            <text:p>2</text:p>
          </table:table-cell>
          <table:table-cell office:value-type="float" office:value="0.169549">
            <text:p>0,169549</text:p>
          </table:table-cell>
          <table:table-cell office:value-type="float" office:value="0.043084">
            <text:p>0,043084</text:p>
          </table:table-cell>
          <table:table-cell/>
          <table:table-cell table:formula="of:=([.$D$188]/[.D189])*[.B189]" office:value-type="float" office:value="1.98495961377774">
            <text:p>1,9849596138</text:p>
          </table:table-cell>
          <table:table-cell table:number-columns-repeated="1018"/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3">
            <text:p>3</text:p>
          </table:table-cell>
          <table:table-cell office:value-type="float" office:value="0.232474">
            <text:p>0,232474</text:p>
          </table:table-cell>
          <table:table-cell office:value-type="float" office:value="0.043135">
            <text:p>0,043135</text:p>
          </table:table-cell>
          <table:table-cell/>
          <table:table-cell table:formula="of:=([.$D$188]/[.D190])*[.B190]" office:value-type="float" office:value="2.97391909122522">
            <text:p>2,9739190912</text:p>
          </table:table-cell>
          <table:table-cell table:number-columns-repeated="1018"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4">
            <text:p>4</text:p>
          </table:table-cell>
          <table:table-cell office:value-type="float" office:value="0.29308">
            <text:p>0,29308</text:p>
          </table:table-cell>
          <table:table-cell office:value-type="float" office:value="0.043073">
            <text:p>0,043073</text:p>
          </table:table-cell>
          <table:table-cell/>
          <table:table-cell table:formula="of:=([.$D$188]/[.D191])*[.B191]" office:value-type="float" office:value="3.97093306711861">
            <text:p>3,9709330671</text:p>
          </table:table-cell>
          <table:table-cell table:number-columns-repeated="1018"/>
        </table:table-row>
        <table:table-row table:style-name="ro1">
          <table:table-cell office:value-type="float" office:value="5142">
            <text:p>5142</text:p>
          </table:table-cell>
          <table:table-cell office:value-type="float" office:value="5">
            <text:p>5</text:p>
          </table:table-cell>
          <table:table-cell office:value-type="float" office:value="0.354395">
            <text:p>0,354395</text:p>
          </table:table-cell>
          <table:table-cell office:value-type="float" office:value="0.043121">
            <text:p>0,043121</text:p>
          </table:table-cell>
          <table:table-cell/>
          <table:table-cell table:formula="of:=([.$D$188]/[.D192])*[.B192]" office:value-type="float" office:value="4.95814104496649">
            <text:p>4,958141045</text:p>
          </table:table-cell>
          <table:table-cell table:number-columns-repeated="1018"/>
        </table:table-row>
        <table:table-row table:style-name="ro1">
          <table:table-cell office:value-type="float" office:value="5633">
            <text:p>5633</text:p>
          </table:table-cell>
          <table:table-cell office:value-type="float" office:value="6">
            <text:p>6</text:p>
          </table:table-cell>
          <table:table-cell office:value-type="float" office:value="0.414858">
            <text:p>0,414858</text:p>
          </table:table-cell>
          <table:table-cell office:value-type="float" office:value="0.043148">
            <text:p>0,043148</text:p>
          </table:table-cell>
          <table:table-cell/>
          <table:table-cell table:formula="of:=([.$D$188]/[.D193])*[.B193]" office:value-type="float" office:value="5.94604616668212">
            <text:p>5,9460461667</text:p>
          </table:table-cell>
          <table:table-cell table:number-columns-repeated="1018"/>
        </table:table-row>
        <table:table-row table:style-name="ro1">
          <table:table-cell office:value-type="float" office:value="6085">
            <text:p>6085</text:p>
          </table:table-cell>
          <table:table-cell office:value-type="float" office:value="7">
            <text:p>7</text:p>
          </table:table-cell>
          <table:table-cell office:value-type="float" office:value="0.479689">
            <text:p>0,479689</text:p>
          </table:table-cell>
          <table:table-cell office:value-type="float" office:value="0.04326">
            <text:p>0,04326</text:p>
          </table:table-cell>
          <table:table-cell/>
          <table:table-cell table:formula="of:=([.$D$188]/[.D194])*[.B194]" office:value-type="float" office:value="6.91909385113269">
            <text:p>6,9190938511</text:p>
          </table:table-cell>
          <table:table-cell table:number-columns-repeated="1018"/>
        </table:table-row>
        <table:table-row table:style-name="ro1">
          <table:table-cell office:value-type="float" office:value="6505">
            <text:p>6505</text:p>
          </table:table-cell>
          <table:table-cell office:value-type="float" office:value="8">
            <text:p>8</text:p>
          </table:table-cell>
          <table:table-cell office:value-type="float" office:value="0.536409">
            <text:p>0,536409</text:p>
          </table:table-cell>
          <table:table-cell office:value-type="float" office:value="0.043362">
            <text:p>0,043362</text:p>
          </table:table-cell>
          <table:table-cell/>
          <table:table-cell table:formula="of:=([.$D$188]/[.D195])*[.B195]" office:value-type="float" office:value="7.88893501222268">
            <text:p>7,8889350122</text:p>
          </table:table-cell>
          <table:table-cell table:number-columns-repeated="1018"/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9">
            <text:p>9</text:p>
          </table:table-cell>
          <table:table-cell office:value-type="float" office:value="0.604144">
            <text:p>0,604144</text:p>
          </table:table-cell>
          <table:table-cell office:value-type="float" office:value="0.043361">
            <text:p>0,043361</text:p>
          </table:table-cell>
          <table:table-cell/>
          <table:table-cell table:formula="of:=([.$D$188]/[.D196])*[.B196]" office:value-type="float" office:value="8.87525656696109">
            <text:p>8,875256567</text:p>
          </table:table-cell>
          <table:table-cell table:number-columns-repeated="1018"/>
        </table:table-row>
        <table:table-row table:style-name="ro1">
          <table:table-cell office:value-type="float" office:value="7273">
            <text:p>7273</text:p>
          </table:table-cell>
          <table:table-cell office:value-type="float" office:value="10">
            <text:p>10</text:p>
          </table:table-cell>
          <table:table-cell office:value-type="float" office:value="0.66657">
            <text:p>0,66657</text:p>
          </table:table-cell>
          <table:table-cell office:value-type="float" office:value="0.043465">
            <text:p>0,043465</text:p>
          </table:table-cell>
          <table:table-cell/>
          <table:table-cell table:formula="of:=([.$D$188]/[.D197])*[.B197]" office:value-type="float" office:value="9.8378005291614">
            <text:p>9,8378005292</text:p>
          </table:table-cell>
          <table:table-cell table:number-columns-repeated="1018"/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1">
            <text:p>11</text:p>
          </table:table-cell>
          <table:table-cell office:value-type="float" office:value="0.722678">
            <text:p>0,722678</text:p>
          </table:table-cell>
          <table:table-cell office:value-type="float" office:value="0.043405">
            <text:p>0,043405</text:p>
          </table:table-cell>
          <table:table-cell/>
          <table:table-cell table:formula="of:=([.$D$188]/[.D198])*[.B198]" office:value-type="float" office:value="10.8365395691741">
            <text:p>10,8365395692</text:p>
          </table:table-cell>
          <table:table-cell table:number-columns-repeated="1018"/>
        </table:table-row>
        <table:table-row table:style-name="ro1">
          <table:table-cell office:value-type="float" office:value="7967">
            <text:p>7967</text:p>
          </table:table-cell>
          <table:table-cell office:value-type="float" office:value="12">
            <text:p>12</text:p>
          </table:table-cell>
          <table:table-cell office:value-type="float" office:value="0.781887">
            <text:p>0,781887</text:p>
          </table:table-cell>
          <table:table-cell office:value-type="float" office:value="0.043442">
            <text:p>0,043442</text:p>
          </table:table-cell>
          <table:table-cell/>
          <table:table-cell table:formula="of:=([.$D$188]/[.D199])*[.B199]" office:value-type="float" office:value="11.8116108834768">
            <text:p>11,8116108835</text:p>
          </table:table-cell>
          <table:table-cell table:number-columns-repeated="1018"/>
        </table:table-row>
        <table:table-row table:style-name="ro1">
          <table:table-cell office:value-type="float" office:value="8292">
            <text:p>8292</text:p>
          </table:table-cell>
          <table:table-cell office:value-type="float" office:value="13">
            <text:p>13</text:p>
          </table:table-cell>
          <table:table-cell office:value-type="float" office:value="0.843513">
            <text:p>0,843513</text:p>
          </table:table-cell>
          <table:table-cell office:value-type="float" office:value="0.04343">
            <text:p>0,04343</text:p>
          </table:table-cell>
          <table:table-cell/>
          <table:table-cell table:formula="of:=([.$D$188]/[.D200])*[.B200]" office:value-type="float" office:value="12.7994473865991">
            <text:p>12,7994473866</text:p>
          </table:table-cell>
          <table:table-cell table:number-columns-repeated="1018"/>
        </table:table-row>
        <table:table-row table:style-name="ro1">
          <table:table-cell office:value-type="float" office:value="8605">
            <text:p>8605</text:p>
          </table:table-cell>
          <table:table-cell office:value-type="float" office:value="14">
            <text:p>14</text:p>
          </table:table-cell>
          <table:table-cell office:value-type="float" office:value="0.90523">
            <text:p>0,90523</text:p>
          </table:table-cell>
          <table:table-cell office:value-type="float" office:value="0.043435">
            <text:p>0,043435</text:p>
          </table:table-cell>
          <table:table-cell/>
          <table:table-cell table:formula="of:=([.$D$188]/[.D201])*[.B201]" office:value-type="float" office:value="13.7824335213538">
            <text:p>13,7824335214</text:p>
          </table:table-cell>
          <table:table-cell table:number-columns-repeated="1018"/>
        </table:table-row>
        <table:table-row table:style-name="ro1">
          <table:table-cell office:value-type="float" office:value="8907">
            <text:p>8907</text:p>
          </table:table-cell>
          <table:table-cell office:value-type="float" office:value="15">
            <text:p>15</text:p>
          </table:table-cell>
          <table:table-cell office:value-type="float" office:value="0.965719">
            <text:p>0,965719</text:p>
          </table:table-cell>
          <table:table-cell office:value-type="float" office:value="0.043544">
            <text:p>0,043544</text:p>
          </table:table-cell>
          <table:table-cell/>
          <table:table-cell table:formula="of:=([.$D$188]/[.D202])*[.B202]" office:value-type="float" office:value="14.7299283483373">
            <text:p>14,7299283483</text:p>
          </table:table-cell>
          <table:table-cell table:number-columns-repeated="1018"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16">
            <text:p>16</text:p>
          </table:table-cell>
          <table:table-cell office:value-type="float" office:value="1.025373">
            <text:p>1,025373</text:p>
          </table:table-cell>
          <table:table-cell office:value-type="float" office:value="0.043468">
            <text:p>0,043468</text:p>
          </table:table-cell>
          <table:table-cell/>
          <table:table-cell table:formula="of:=([.$D$188]/[.D203])*[.B203]" office:value-type="float" office:value="15.7393944971013">
            <text:p>15,7393944971</text:p>
          </table:table-cell>
          <table:table-cell table:number-columns-repeated="1018"/>
        </table:table-row>
        <table:table-row table:style-name="ro1">
          <table:table-cell office:value-type="float" office:value="9483">
            <text:p>9483</text:p>
          </table:table-cell>
          <table:table-cell office:value-type="float" office:value="17">
            <text:p>17</text:p>
          </table:table-cell>
          <table:table-cell office:value-type="float" office:value="1.081788">
            <text:p>1,081788</text:p>
          </table:table-cell>
          <table:table-cell office:value-type="float" office:value="0.04359">
            <text:p>0,04359</text:p>
          </table:table-cell>
          <table:table-cell/>
          <table:table-cell table:formula="of:=([.$D$188]/[.D204])*[.B204]" office:value-type="float" office:value="16.6763019041064">
            <text:p>16,6763019041</text:p>
          </table:table-cell>
          <table:table-cell table:number-columns-repeated="1018"/>
        </table:table-row>
        <table:table-row table:style-name="ro1">
          <table:table-cell office:value-type="float" office:value="9757">
            <text:p>9757</text:p>
          </table:table-cell>
          <table:table-cell office:value-type="float" office:value="18">
            <text:p>18</text:p>
          </table:table-cell>
          <table:table-cell office:value-type="float" office:value="1.147166">
            <text:p>1,147166</text:p>
          </table:table-cell>
          <table:table-cell office:value-type="float" office:value="0.043593">
            <text:p>0,043593</text:p>
          </table:table-cell>
          <table:table-cell/>
          <table:table-cell table:formula="of:=([.$D$188]/[.D205])*[.B205]" office:value-type="float" office:value="17.6560456954098">
            <text:p>17,656045695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115802">
            <text:p>0,115802</text:p>
          </table:table-cell>
          <table:table-cell office:value-type="float" office:value="0.046239">
            <text:p>0,046239</text:p>
          </table:table-cell>
          <table:table-cell/>
          <table:table-cell table:formula="of:=([.$D$208]/[.D208])*[.B20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2">
            <text:p>2</text:p>
          </table:table-cell>
          <table:table-cell office:value-type="float" office:value="0.183651">
            <text:p>0,183651</text:p>
          </table:table-cell>
          <table:table-cell office:value-type="float" office:value="0.046856">
            <text:p>0,046856</text:p>
          </table:table-cell>
          <table:table-cell/>
          <table:table-cell table:formula="of:=([.$D$208]/[.D209])*[.B209]" office:value-type="float" office:value="1.97366399180468">
            <text:p>1,9736639918</text:p>
          </table:table-cell>
          <table:table-cell table:number-columns-repeated="1018"/>
        </table:table-row>
        <table:table-row table:style-name="ro1">
          <table:table-cell office:value-type="float" office:value="4156">
            <text:p>4156</text:p>
          </table:table-cell>
          <table:table-cell office:value-type="float" office:value="3">
            <text:p>3</text:p>
          </table:table-cell>
          <table:table-cell office:value-type="float" office:value="0.251512">
            <text:p>0,251512</text:p>
          </table:table-cell>
          <table:table-cell office:value-type="float" office:value="0.046929">
            <text:p>0,046929</text:p>
          </table:table-cell>
          <table:table-cell/>
          <table:table-cell table:formula="of:=([.$D$208]/[.D210])*[.B210]" office:value-type="float" office:value="2.95589081378252">
            <text:p>2,9558908138</text:p>
          </table:table-cell>
          <table:table-cell table:number-columns-repeated="1018"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office:value-type="float" office:value="0.318838">
            <text:p>0,318838</text:p>
          </table:table-cell>
          <table:table-cell office:value-type="float" office:value="0.046835">
            <text:p>0,046835</text:p>
          </table:table-cell>
          <table:table-cell/>
          <table:table-cell table:formula="of:=([.$D$208]/[.D211])*[.B211]" office:value-type="float" office:value="3.949097896872">
            <text:p>3,9490978969</text:p>
          </table:table-cell>
          <table:table-cell table:number-columns-repeated="1018"/>
        </table:table-row>
        <table:table-row table:style-name="ro1">
          <table:table-cell office:value-type="float" office:value="5366">
            <text:p>5366</text:p>
          </table:table-cell>
          <table:table-cell office:value-type="float" office:value="5">
            <text:p>5</text:p>
          </table:table-cell>
          <table:table-cell office:value-type="float" office:value="0.386051">
            <text:p>0,386051</text:p>
          </table:table-cell>
          <table:table-cell office:value-type="float" office:value="0.046911">
            <text:p>0,046911</text:p>
          </table:table-cell>
          <table:table-cell/>
          <table:table-cell table:formula="of:=([.$D$208]/[.D212])*[.B212]" office:value-type="float" office:value="4.92837500799386">
            <text:p>4,928375008</text:p>
          </table:table-cell>
          <table:table-cell table:number-columns-repeated="1018"/>
        </table:table-row>
        <table:table-row table:style-name="ro1">
          <table:table-cell office:value-type="float" office:value="5878">
            <text:p>5878</text:p>
          </table:table-cell>
          <table:table-cell office:value-type="float" office:value="6">
            <text:p>6</text:p>
          </table:table-cell>
          <table:table-cell office:value-type="float" office:value="0.451326">
            <text:p>0,451326</text:p>
          </table:table-cell>
          <table:table-cell office:value-type="float" office:value="0.046961">
            <text:p>0,046961</text:p>
          </table:table-cell>
          <table:table-cell/>
          <table:table-cell table:formula="of:=([.$D$208]/[.D213])*[.B213]" office:value-type="float" office:value="5.90775324205192">
            <text:p>5,9077532421</text:p>
          </table:table-cell>
          <table:table-cell table:number-columns-repeated="1018"/>
        </table:table-row>
        <table:table-row table:style-name="ro1">
          <table:table-cell office:value-type="float" office:value="6349">
            <text:p>6349</text:p>
          </table:table-cell>
          <table:table-cell office:value-type="float" office:value="7">
            <text:p>7</text:p>
          </table:table-cell>
          <table:table-cell office:value-type="float" office:value="0.522329">
            <text:p>0,522329</text:p>
          </table:table-cell>
          <table:table-cell office:value-type="float" office:value="0.047098">
            <text:p>0,047098</text:p>
          </table:table-cell>
          <table:table-cell/>
          <table:table-cell table:formula="of:=([.$D$208]/[.D214])*[.B214]" office:value-type="float" office:value="6.87233003524566">
            <text:p>6,8723300352</text:p>
          </table:table-cell>
          <table:table-cell table:number-columns-repeated="1018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8">
            <text:p>8</text:p>
          </table:table-cell>
          <table:table-cell office:value-type="float" office:value="0.584316">
            <text:p>0,584316</text:p>
          </table:table-cell>
          <table:table-cell office:value-type="float" office:value="0.047081">
            <text:p>0,047081</text:p>
          </table:table-cell>
          <table:table-cell/>
          <table:table-cell table:formula="of:=([.$D$208]/[.D215])*[.B215]" office:value-type="float" office:value="7.85692742295193">
            <text:p>7,856927423</text:p>
          </table:table-cell>
          <table:table-cell table:number-columns-repeated="1018"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9">
            <text:p>9</text:p>
          </table:table-cell>
          <table:table-cell office:value-type="float" office:value="0.651233">
            <text:p>0,651233</text:p>
          </table:table-cell>
          <table:table-cell office:value-type="float" office:value="0.047047">
            <text:p>0,047047</text:p>
          </table:table-cell>
          <table:table-cell/>
          <table:table-cell table:formula="of:=([.$D$208]/[.D216])*[.B216]" office:value-type="float" office:value="8.8454311645801">
            <text:p>8,8454311646</text:p>
          </table:table-cell>
          <table:table-cell table:number-columns-repeated="1018"/>
        </table:table-row>
        <table:table-row table:style-name="ro1">
          <table:table-cell office:value-type="float" office:value="7589">
            <text:p>7589</text:p>
          </table:table-cell>
          <table:table-cell office:value-type="float" office:value="10">
            <text:p>10</text:p>
          </table:table-cell>
          <table:table-cell office:value-type="float" office:value="0.7156">
            <text:p>0,7156</text:p>
          </table:table-cell>
          <table:table-cell office:value-type="float" office:value="0.047147">
            <text:p>0,047147</text:p>
          </table:table-cell>
          <table:table-cell/>
          <table:table-cell table:formula="of:=([.$D$208]/[.D217])*[.B217]" office:value-type="float" office:value="9.80741086389378">
            <text:p>9,8074108639</text:p>
          </table:table-cell>
          <table:table-cell table:number-columns-repeated="1018"/>
        </table:table-row>
        <table:table-row table:style-name="ro1">
          <table:table-cell office:value-type="float" office:value="7959">
            <text:p>7959</text:p>
          </table:table-cell>
          <table:table-cell office:value-type="float" office:value="11">
            <text:p>11</text:p>
          </table:table-cell>
          <table:table-cell office:value-type="float" office:value="0.780529">
            <text:p>0,780529</text:p>
          </table:table-cell>
          <table:table-cell office:value-type="float" office:value="0.047075">
            <text:p>0,047075</text:p>
          </table:table-cell>
          <table:table-cell/>
          <table:table-cell table:formula="of:=([.$D$208]/[.D218])*[.B218]" office:value-type="float" office:value="10.8046521508232">
            <text:p>10,8046521508</text:p>
          </table:table-cell>
          <table:table-cell table:number-columns-repeated="1018"/>
        </table:table-row>
        <table:table-row table:style-name="ro1">
          <table:table-cell office:value-type="float" office:value="8313">
            <text:p>8313</text:p>
          </table:table-cell>
          <table:table-cell office:value-type="float" office:value="12">
            <text:p>12</text:p>
          </table:table-cell>
          <table:table-cell office:value-type="float" office:value="0.848058">
            <text:p>0,848058</text:p>
          </table:table-cell>
          <table:table-cell office:value-type="float" office:value="0.047222">
            <text:p>0,047222</text:p>
          </table:table-cell>
          <table:table-cell/>
          <table:table-cell table:formula="of:=([.$D$208]/[.D219])*[.B219]" office:value-type="float" office:value="11.7502011774173">
            <text:p>11,7502011774</text:p>
          </table:table-cell>
          <table:table-cell table:number-columns-repeated="1018"/>
        </table:table-row>
        <table:table-row table:style-name="ro1">
          <table:table-cell office:value-type="float" office:value="8653">
            <text:p>8653</text:p>
          </table:table-cell>
          <table:table-cell office:value-type="float" office:value="13">
            <text:p>13</text:p>
          </table:table-cell>
          <table:table-cell office:value-type="float" office:value="0.918261">
            <text:p>0,918261</text:p>
          </table:table-cell>
          <table:table-cell office:value-type="float" office:value="0.047255">
            <text:p>0,047255</text:p>
          </table:table-cell>
          <table:table-cell/>
          <table:table-cell table:formula="of:=([.$D$208]/[.D220])*[.B220]" office:value-type="float" office:value="12.7204951856946">
            <text:p>12,7204951857</text:p>
          </table:table-cell>
          <table:table-cell table:number-columns-repeated="1018"/>
        </table:table-row>
        <table:table-row table:style-name="ro1">
          <table:table-cell office:value-type="float" office:value="8979">
            <text:p>8979</text:p>
          </table:table-cell>
          <table:table-cell office:value-type="float" office:value="14">
            <text:p>14</text:p>
          </table:table-cell>
          <table:table-cell office:value-type="float" office:value="0.98411">
            <text:p>0,98411</text:p>
          </table:table-cell>
          <table:table-cell office:value-type="float" office:value="0.047216">
            <text:p>0,047216</text:p>
          </table:table-cell>
          <table:table-cell/>
          <table:table-cell table:formula="of:=([.$D$208]/[.D221])*[.B221]" office:value-type="float" office:value="13.710310064385">
            <text:p>13,7103100644</text:p>
          </table:table-cell>
          <table:table-cell table:number-columns-repeated="1018"/>
        </table:table-row>
        <table:table-row table:style-name="ro1">
          <table:table-cell office:value-type="float" office:value="9294">
            <text:p>9294</text:p>
          </table:table-cell>
          <table:table-cell office:value-type="float" office:value="15">
            <text:p>15</text:p>
          </table:table-cell>
          <table:table-cell office:value-type="float" office:value="1.053056">
            <text:p>1,053056</text:p>
          </table:table-cell>
          <table:table-cell office:value-type="float" office:value="0.047461">
            <text:p>0,047461</text:p>
          </table:table-cell>
          <table:table-cell/>
          <table:table-cell table:formula="of:=([.$D$208]/[.D222])*[.B222]" office:value-type="float" office:value="14.6137881629127">
            <text:p>14,6137881629</text:p>
          </table:table-cell>
          <table:table-cell table:number-columns-repeated="1018"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6">
            <text:p>16</text:p>
          </table:table-cell>
          <table:table-cell office:value-type="float" office:value="1.118365">
            <text:p>1,118365</text:p>
          </table:table-cell>
          <table:table-cell office:value-type="float" office:value="0.047382">
            <text:p>0,047382</text:p>
          </table:table-cell>
          <table:table-cell/>
          <table:table-cell table:formula="of:=([.$D$208]/[.D223])*[.B223]" office:value-type="float" office:value="15.6140306445486">
            <text:p>15,6140306445</text:p>
          </table:table-cell>
          <table:table-cell table:number-columns-repeated="1018"/>
        </table:table-row>
        <table:table-row table:style-name="ro1">
          <table:table-cell office:value-type="float" office:value="9895">
            <text:p>9895</text:p>
          </table:table-cell>
          <table:table-cell office:value-type="float" office:value="17">
            <text:p>17</text:p>
          </table:table-cell>
          <table:table-cell office:value-type="float" office:value="1.198401">
            <text:p>1,198401</text:p>
          </table:table-cell>
          <table:table-cell office:value-type="float" office:value="0.047407">
            <text:p>0,047407</text:p>
          </table:table-cell>
          <table:table-cell/>
          <table:table-cell table:formula="of:=([.$D$208]/[.D224])*[.B224]" office:value-type="float" office:value="16.5811589005843">
            <text:p>16,5811589006</text:p>
          </table:table-cell>
          <table:table-cell table:number-columns-repeated="1018"/>
        </table:table-row>
        <table:table-row table:style-name="ro1">
          <table:table-cell office:value-type="float" office:value="10182">
            <text:p>10182</text:p>
          </table:table-cell>
          <table:table-cell office:value-type="float" office:value="18">
            <text:p>18</text:p>
          </table:table-cell>
          <table:table-cell office:value-type="float" office:value="1.252106">
            <text:p>1,252106</text:p>
          </table:table-cell>
          <table:table-cell office:value-type="float" office:value="0.047537">
            <text:p>0,047537</text:p>
          </table:table-cell>
          <table:table-cell/>
          <table:table-cell table:formula="of:=([.$D$208]/[.D225])*[.B225]" office:value-type="float" office:value="17.5085091612849">
            <text:p>17,508509161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0.126171">
            <text:p>0,126171</text:p>
          </table:table-cell>
          <table:table-cell office:value-type="float" office:value="0.050301">
            <text:p>0,050301</text:p>
          </table:table-cell>
          <table:table-cell/>
          <table:table-cell table:formula="of:=([.$D$228]/[.D228])*[.B22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2">
            <text:p>2</text:p>
          </table:table-cell>
          <table:table-cell office:value-type="float" office:value="0.199483">
            <text:p>0,199483</text:p>
          </table:table-cell>
          <table:table-cell office:value-type="float" office:value="0.050854">
            <text:p>0,050854</text:p>
          </table:table-cell>
          <table:table-cell/>
          <table:table-cell table:formula="of:=([.$D$228]/[.D229])*[.B229]" office:value-type="float" office:value="1.97825146497817">
            <text:p>1,978251465</text:p>
          </table:table-cell>
          <table:table-cell table:number-columns-repeated="1018"/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3">
            <text:p>3</text:p>
          </table:table-cell>
          <table:table-cell office:value-type="float" office:value="0.27254">
            <text:p>0,27254</text:p>
          </table:table-cell>
          <table:table-cell office:value-type="float" office:value="0.050979">
            <text:p>0,050979</text:p>
          </table:table-cell>
          <table:table-cell/>
          <table:table-cell table:formula="of:=([.$D$228]/[.D230])*[.B230]" office:value-type="float" office:value="2.96010121814865">
            <text:p>2,9601012181</text:p>
          </table:table-cell>
          <table:table-cell table:number-columns-repeated="101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office:value-type="float" office:value="0.345325">
            <text:p>0,345325</text:p>
          </table:table-cell>
          <table:table-cell office:value-type="float" office:value="0.050804">
            <text:p>0,050804</text:p>
          </table:table-cell>
          <table:table-cell/>
          <table:table-cell table:formula="of:=([.$D$228]/[.D231])*[.B231]" office:value-type="float" office:value="3.9603968191481">
            <text:p>3,9603968191</text:p>
          </table:table-cell>
          <table:table-cell table:number-columns-repeated="1018"/>
        </table:table-row>
        <table:table-row table:style-name="ro1">
          <table:table-cell office:value-type="float" office:value="5590">
            <text:p>5590</text:p>
          </table:table-cell>
          <table:table-cell office:value-type="float" office:value="5">
            <text:p>5</text:p>
          </table:table-cell>
          <table:table-cell office:value-type="float" office:value="0.418351">
            <text:p>0,418351</text:p>
          </table:table-cell>
          <table:table-cell office:value-type="float" office:value="0.050884">
            <text:p>0,050884</text:p>
          </table:table-cell>
          <table:table-cell/>
          <table:table-cell table:formula="of:=([.$D$228]/[.D232])*[.B232]" office:value-type="float" office:value="4.94271283704111">
            <text:p>4,942712837</text:p>
          </table:table-cell>
          <table:table-cell table:number-columns-repeated="1018"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6">
            <text:p>6</text:p>
          </table:table-cell>
          <table:table-cell office:value-type="float" office:value="0.489794">
            <text:p>0,489794</text:p>
          </table:table-cell>
          <table:table-cell office:value-type="float" office:value="0.050887">
            <text:p>0,050887</text:p>
          </table:table-cell>
          <table:table-cell/>
          <table:table-cell table:formula="of:=([.$D$228]/[.D233])*[.B233]" office:value-type="float" office:value="5.93090573230884">
            <text:p>5,9309057323</text:p>
          </table:table-cell>
          <table:table-cell table:number-columns-repeated="1018"/>
        </table:table-row>
        <table:table-row table:style-name="ro1">
          <table:table-cell office:value-type="float" office:value="6614">
            <text:p>6614</text:p>
          </table:table-cell>
          <table:table-cell office:value-type="float" office:value="7">
            <text:p>7</text:p>
          </table:table-cell>
          <table:table-cell office:value-type="float" office:value="0.562772">
            <text:p>0,562772</text:p>
          </table:table-cell>
          <table:table-cell office:value-type="float" office:value="0.05094">
            <text:p>0,05094</text:p>
          </table:table-cell>
          <table:table-cell/>
          <table:table-cell table:formula="of:=([.$D$228]/[.D234])*[.B234]" office:value-type="float" office:value="6.91219081272085">
            <text:p>6,9121908127</text:p>
          </table:table-cell>
          <table:table-cell table:number-columns-repeated="1018"/>
        </table:table-row>
        <table:table-row table:style-name="ro1">
          <table:table-cell office:value-type="float" office:value="7071">
            <text:p>7071</text:p>
          </table:table-cell>
          <table:table-cell office:value-type="float" office:value="8">
            <text:p>8</text:p>
          </table:table-cell>
          <table:table-cell office:value-type="float" office:value="0.632494">
            <text:p>0,632494</text:p>
          </table:table-cell>
          <table:table-cell office:value-type="float" office:value="0.050981">
            <text:p>0,050981</text:p>
          </table:table-cell>
          <table:table-cell/>
          <table:table-cell table:formula="of:=([.$D$228]/[.D235])*[.B235]" office:value-type="float" office:value="7.89329357996116">
            <text:p>7,89329358</text:p>
          </table:table-cell>
          <table:table-cell table:number-columns-repeated="1018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">
            <text:p>9</text:p>
          </table:table-cell>
          <table:table-cell office:value-type="float" office:value="0.709087">
            <text:p>0,709087</text:p>
          </table:table-cell>
          <table:table-cell office:value-type="float" office:value="0.051251">
            <text:p>0,051251</text:p>
          </table:table-cell>
          <table:table-cell/>
          <table:table-cell table:formula="of:=([.$D$228]/[.D236])*[.B236]" office:value-type="float" office:value="8.83317398684904">
            <text:p>8,8331739868</text:p>
          </table:table-cell>
          <table:table-cell table:number-columns-repeated="1018"/>
        </table:table-row>
        <table:table-row table:style-name="ro1">
          <table:table-cell office:value-type="float" office:value="7905">
            <text:p>7905</text:p>
          </table:table-cell>
          <table:table-cell office:value-type="float" office:value="10">
            <text:p>10</text:p>
          </table:table-cell>
          <table:table-cell office:value-type="float" office:value="0.777915">
            <text:p>0,777915</text:p>
          </table:table-cell>
          <table:table-cell office:value-type="float" office:value="0.051137">
            <text:p>0,051137</text:p>
          </table:table-cell>
          <table:table-cell/>
          <table:table-cell table:formula="of:=([.$D$228]/[.D237])*[.B237]" office:value-type="float" office:value="9.83651759000332">
            <text:p>9,83651759</text:p>
          </table:table-cell>
          <table:table-cell table:number-columns-repeated="1018"/>
        </table:table-row>
        <table:table-row table:style-name="ro1">
          <table:table-cell office:value-type="float" office:value="8291">
            <text:p>8291</text:p>
          </table:table-cell>
          <table:table-cell office:value-type="float" office:value="11">
            <text:p>11</text:p>
          </table:table-cell>
          <table:table-cell office:value-type="float" office:value="0.850808">
            <text:p>0,850808</text:p>
          </table:table-cell>
          <table:table-cell office:value-type="float" office:value="0.051127">
            <text:p>0,051127</text:p>
          </table:table-cell>
          <table:table-cell/>
          <table:table-cell table:formula="of:=([.$D$228]/[.D238])*[.B238]" office:value-type="float" office:value="10.8222856807558">
            <text:p>10,8222856808</text:p>
          </table:table-cell>
          <table:table-cell table:number-columns-repeated="1018"/>
        </table:table-row>
        <table:table-row table:style-name="ro1">
          <table:table-cell office:value-type="float" office:value="8660">
            <text:p>8660</text:p>
          </table:table-cell>
          <table:table-cell office:value-type="float" office:value="12">
            <text:p>12</text:p>
          </table:table-cell>
          <table:table-cell office:value-type="float" office:value="0.927784">
            <text:p>0,927784</text:p>
          </table:table-cell>
          <table:table-cell office:value-type="float" office:value="0.051534">
            <text:p>0,051534</text:p>
          </table:table-cell>
          <table:table-cell/>
          <table:table-cell table:formula="of:=([.$D$228]/[.D239])*[.B239]" office:value-type="float" office:value="11.7128885784142">
            <text:p>11,7128885784</text:p>
          </table:table-cell>
          <table:table-cell table:number-columns-repeated="1018"/>
        </table:table-row>
        <table:table-row table:style-name="ro1">
          <table:table-cell office:value-type="float" office:value="9013">
            <text:p>9013</text:p>
          </table:table-cell>
          <table:table-cell office:value-type="float" office:value="13">
            <text:p>13</text:p>
          </table:table-cell>
          <table:table-cell office:value-type="float" office:value="0.998214">
            <text:p>0,998214</text:p>
          </table:table-cell>
          <table:table-cell office:value-type="float" office:value="0.05121">
            <text:p>0,05121</text:p>
          </table:table-cell>
          <table:table-cell/>
          <table:table-cell table:formula="of:=([.$D$228]/[.D240])*[.B240]" office:value-type="float" office:value="12.769244288225">
            <text:p>12,7692442882</text:p>
          </table:table-cell>
          <table:table-cell table:number-columns-repeated="1018"/>
        </table:table-row>
        <table:table-row table:style-name="ro1">
          <table:table-cell office:value-type="float" office:value="9354">
            <text:p>9354</text:p>
          </table:table-cell>
          <table:table-cell office:value-type="float" office:value="14">
            <text:p>14</text:p>
          </table:table-cell>
          <table:table-cell office:value-type="float" office:value="1.071361">
            <text:p>1,071361</text:p>
          </table:table-cell>
          <table:table-cell office:value-type="float" office:value="0.051439">
            <text:p>0,051439</text:p>
          </table:table-cell>
          <table:table-cell/>
          <table:table-cell table:formula="of:=([.$D$228]/[.D241])*[.B241]" office:value-type="float" office:value="13.690273916678">
            <text:p>13,6902739167</text:p>
          </table:table-cell>
          <table:table-cell table:number-columns-repeated="1018"/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15">
            <text:p>15</text:p>
          </table:table-cell>
          <table:table-cell office:value-type="float" office:value="1.141032">
            <text:p>1,141032</text:p>
          </table:table-cell>
          <table:table-cell office:value-type="float" office:value="0.051299">
            <text:p>0,051299</text:p>
          </table:table-cell>
          <table:table-cell/>
          <table:table-cell table:formula="of:=([.$D$228]/[.D242])*[.B242]" office:value-type="float" office:value="14.7081814460321">
            <text:p>14,708181446</text:p>
          </table:table-cell>
          <table:table-cell table:number-columns-repeated="101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">
            <text:p>16</text:p>
          </table:table-cell>
          <table:table-cell office:value-type="float" office:value="1.21368">
            <text:p>1,21368</text:p>
          </table:table-cell>
          <table:table-cell office:value-type="float" office:value="0.051277">
            <text:p>0,051277</text:p>
          </table:table-cell>
          <table:table-cell/>
          <table:table-cell table:formula="of:=([.$D$228]/[.D243])*[.B243]" office:value-type="float" office:value="15.6954580026133">
            <text:p>15,6954580026</text:p>
          </table:table-cell>
          <table:table-cell table:number-columns-repeated="1018"/>
        </table:table-row>
        <table:table-row table:style-name="ro1">
          <table:table-cell office:value-type="float" office:value="10307">
            <text:p>10307</text:p>
          </table:table-cell>
          <table:table-cell office:value-type="float" office:value="17">
            <text:p>17</text:p>
          </table:table-cell>
          <table:table-cell office:value-type="float" office:value="1.283408">
            <text:p>1,283408</text:p>
          </table:table-cell>
          <table:table-cell office:value-type="float" office:value="0.05147">
            <text:p>0,05147</text:p>
          </table:table-cell>
          <table:table-cell/>
          <table:table-cell table:formula="of:=([.$D$228]/[.D244])*[.B244]" office:value-type="float" office:value="16.6138915873324">
            <text:p>16,6138915873</text:p>
          </table:table-cell>
          <table:table-cell table:number-columns-repeated="1018"/>
        </table:table-row>
        <table:table-row table:style-name="ro1">
          <table:table-cell office:value-type="float" office:value="10606">
            <text:p>10606</text:p>
          </table:table-cell>
          <table:table-cell office:value-type="float" office:value="18">
            <text:p>18</text:p>
          </table:table-cell>
          <table:table-cell office:value-type="float" office:value="1.356454">
            <text:p>1,356454</text:p>
          </table:table-cell>
          <table:table-cell office:value-type="float" office:value="0.051352">
            <text:p>0,051352</text:p>
          </table:table-cell>
          <table:table-cell/>
          <table:table-cell table:formula="of:=([.$D$228]/[.D245])*[.B245]" office:value-type="float" office:value="17.6316014955601">
            <text:p>17,6316014956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Aptos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156082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64bee6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46b1e1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font-name="Aptos Display" fo:font-size="18pt" fo:font-style="normal" fo:text-shadow="none" style:text-underline-style="none" fo:font-weight="normal" style:font-size-asian="18pt" style:font-style-asian="normal" style:font-weight-asian="normal" style:font-name-complex="Aptos Display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156082" style:border-line-width-bottom="0.035cm 0.035cm 0.035cm" style:diagonal-bl-tr="none" style:diagonal-tl-br="none" fo:border-left="none" fo:border-right="none" style:rotation-align="none" fo:border-top="0.035cm solid #156082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9">09/02/2025</text:date>, <text:time>11.53.1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report_5f_omp" style:display-name="PageStyle_report_om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09T11:53:14.50</dc:date>
    <dc:creator>Pietro Bertozzi</dc:creator>
    <meta:document-statistic meta:table-count="1" meta:cell-count="1092" meta:object-count="2"/>
    <meta:generator>OpenOffice/4.1.15$Win32 OpenOffice.org_project/4115m2$Build-981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'Aptos Narrow'" fo:font-size="24pt" style:font-size-asian="24pt" style:font-size-complex="24pt"/>
    </style:style>
    <style:style style:name="ch3" style:family="chart">
      <style:graphic-properties draw:stroke="none" draw:fill="none" draw:fill-color="#d9d9d9"/>
      <style:text-properties fo:color="#000000" fo:font-family="'Aptos Narrow'" fo:font-size="15pt" style:font-size-asian="15pt" style:font-size-complex="15pt"/>
    </style:style>
    <style:style style:name="ch4" style:family="chart">
      <style:chart-properties chart:symbol-type="automatic" chart:include-hidden-cells="fals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d9d9d9"/>
      <style:text-properties fo:color="#000000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fo:font-family="'Aptos Narrow'" fo:font-size="18pt" style:font-size-asian="18pt" style:font-size-complex="18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8" chart:interval-major="1" chart:reverse-direction="false" text:line-break="false" chart:axis-position="0" chart:tick-mark-position="at-axis"/>
      <style:graphic-properties draw:stroke="none" svg:stroke-width="0.035cm" svg:stroke-color="#b3b3b3"/>
      <style:text-properties fo:color="#000000" fo:font-family="'Aptos Narrow'" fo:font-size="9pt" style:font-size-asian="9pt" style:font-size-complex="9pt"/>
    </style:style>
    <style:style style:name="ch8" style:family="chart">
      <style:chart-properties style:rotation-angle="90"/>
      <style:text-properties fo:color="#000000" fo:font-family="'Aptos Narrow'" fo:font-size="18pt" style:font-size-asian="18pt" style:font-size-complex="18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156082" draw:fill-color="#156082"/>
      <style:text-properties fo:color="#000000" fo:font-family="'Aptos Narrow'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e97132" draw:fill-color="#e97132"/>
      <style:text-properties fo:color="#000000" fo:font-family="'Aptos Narrow'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196b24" draw:fill-color="#196b24"/>
      <style:text-properties fo:color="#000000" fo:font-family="'Aptos Narrow'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0f9ed5" draw:fill-color="#0f9ed5"/>
      <style:text-properties fo:color="#000000" fo:font-family="'Aptos Narrow'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a02b93" draw:fill-color="#a02b93"/>
      <style:text-properties fo:color="#000000" fo:font-family="'Aptos Narrow'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ea72e" draw:fill-color="#4ea72e"/>
      <style:text-properties fo:color="#000000" fo:font-family="'Aptos Narrow'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5.001cm" svg:height="25.001cm" xlink:href=".." xlink:type="simple" chart:class="chart:line" chart:style-name="ch1">
        <chart:title svg:x="7.651cm" svg:y="0.636cm" chart:style-name="ch2">
          <text:p>OMP STRONG SCALABILITY</text:p>
        </chart:title>
        <chart:legend chart:legend-position="end" svg:x="21.061cm" svg:y="9.575cm" style:legend-expansion="custom" chartooo:width="2.565cm" chartooo:height="6.762cm" style:legend-expansion-aspect-ratio="0.379325643300799" chart:style-name="ch3"/>
        <chart:plot-area chart:style-name="ch4" table:cell-range-address="report_omp.H1:report_omp.H6 report_omp.F1:report_omp.F18 report_omp.F21:report_omp.F38 report_omp.F41:report_omp.F58 report_omp.F61:report_omp.F78 report_omp.F81:report_omp.F98 report_omp.F101:report_omp.F118" chart:data-source-has-labels="row" svg:x="1.486cm" svg:y="2.028cm" svg:width="22.292cm" svg:height="21.012cm">
          <chartooo:coordinate-region svg:x="1.852cm" svg:y="2.241cm" svg:width="21.792cm" svg:height="20.276cm"/>
          <chart:axis chart:dimension="x" chart:name="primary-x" chart:style-name="ch5">
            <chart:title svg:x="11.287cm" svg:y="23.54cm" chart:style-name="ch6">
              <text:p>THREADS</text:p>
            </chart:title>
          </chart:axis>
          <chart:axis chart:dimension="y" chart:name="primary-y" chart:style-name="ch7">
            <chart:title svg:x="0.428cm" svg:y="14.217cm" chart:style-name="ch8">
              <text:p>SPEEDUP</text:p>
            </chart:title>
            <chart:grid chart:style-name="ch9" chart:class="major"/>
          </chart:axis>
          <chart:series chart:style-name="ch10" chart:values-cell-range-address="report_omp.F1:report_omp.F18" chart:label-cell-address="report_omp.H1:report_omp.H1" chart:class="chart:line">
            <chart:data-point chart:repeated="18"/>
          </chart:series>
          <chart:series chart:style-name="ch11" chart:values-cell-range-address="report_omp.F21:report_omp.F38" chart:label-cell-address="report_omp.H2:report_omp.H2" chart:class="chart:line">
            <chart:data-point chart:repeated="18"/>
          </chart:series>
          <chart:series chart:style-name="ch12" chart:values-cell-range-address="report_omp.F41:report_omp.F58" chart:label-cell-address="report_omp.H3:report_omp.H3" chart:class="chart:line">
            <chart:data-point chart:repeated="18"/>
          </chart:series>
          <chart:series chart:style-name="ch13" chart:values-cell-range-address="report_omp.F61:report_omp.F78" chart:label-cell-address="report_omp.H4:report_omp.H4" chart:class="chart:line">
            <chart:data-point chart:repeated="18"/>
          </chart:series>
          <chart:series chart:style-name="ch14" chart:values-cell-range-address="report_omp.F81:report_omp.F98" chart:label-cell-address="report_omp.H5:report_omp.H5" chart:class="chart:line">
            <chart:data-point chart:repeated="18"/>
          </chart:series>
          <chart:series chart:style-name="ch15" chart:values-cell-range-address="report_omp.F101:report_omp.F118" chart:label-cell-address="report_omp.H6:report_omp.H6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report_omp.H1:report_omp.H1</svg:desc>
                </draw:g>
              </table:table-cell>
              <table:table-cell office:value-type="string">
                <text:p>4000</text:p>
                <draw:g>
                  <svg:desc>report_omp.H2:report_omp.H2</svg:desc>
                </draw:g>
              </table:table-cell>
              <table:table-cell office:value-type="string">
                <text:p>8000</text:p>
                <draw:g>
                  <svg:desc>report_omp.H3:report_omp.H3</svg:desc>
                </draw:g>
              </table:table-cell>
              <table:table-cell office:value-type="string">
                <text:p>16000</text:p>
                <draw:g>
                  <svg:desc>report_omp.H4:report_omp.H4</svg:desc>
                </draw:g>
              </table:table-cell>
              <table:table-cell office:value-type="string">
                <text:p>32000</text:p>
                <draw:g>
                  <svg:desc>report_omp.H5:report_omp.H5</svg:desc>
                </draw:g>
              </table:table-cell>
              <table:table-cell office:value-type="string">
                <text:p>40000</text:p>
                <draw:g>
                  <svg:desc>report_omp.H6:report_omp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port_omp.F1:report_omp.F18</svg:desc>
                </draw:g>
              </table:table-cell>
              <table:table-cell office:value-type="float" office:value="1">
                <text:p>1</text:p>
                <draw:g>
                  <svg:desc>report_omp.F21:report_omp.F38</svg:desc>
                </draw:g>
              </table:table-cell>
              <table:table-cell office:value-type="float" office:value="1">
                <text:p>1</text:p>
                <draw:g>
                  <svg:desc>report_omp.F41:report_omp.F58</svg:desc>
                </draw:g>
              </table:table-cell>
              <table:table-cell office:value-type="float" office:value="1">
                <text:p>1</text:p>
                <draw:g>
                  <svg:desc>report_omp.F61:report_omp.F78</svg:desc>
                </draw:g>
              </table:table-cell>
              <table:table-cell office:value-type="float" office:value="1">
                <text:p>1</text:p>
                <draw:g>
                  <svg:desc>report_omp.F81:report_omp.F98</svg:desc>
                </draw:g>
              </table:table-cell>
              <table:table-cell office:value-type="float" office:value="1">
                <text:p>1</text:p>
                <draw:g>
                  <svg:desc>report_omp.F101:report_omp.F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644377645543">
                <text:p>1.96644377645543</text:p>
              </table:table-cell>
              <table:table-cell office:value-type="float" office:value="1.9749676903194">
                <text:p>1.9749676903194</text:p>
              </table:table-cell>
              <table:table-cell office:value-type="float" office:value="1.96877084563306">
                <text:p>1.96877084563306</text:p>
              </table:table-cell>
              <table:table-cell office:value-type="float" office:value="1.96476269625139">
                <text:p>1.96476269625139</text:p>
              </table:table-cell>
              <table:table-cell office:value-type="float" office:value="1.96353973749513">
                <text:p>1.96353973749513</text:p>
              </table:table-cell>
              <table:table-cell office:value-type="float" office:value="1.97285119508313">
                <text:p>1.97285119508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5192927525555">
                <text:p>2.95192927525555</text:p>
              </table:table-cell>
              <table:table-cell office:value-type="float" office:value="2.94644906578525">
                <text:p>2.94644906578525</text:p>
              </table:table-cell>
              <table:table-cell office:value-type="float" office:value="2.96629641823632">
                <text:p>2.96629641823632</text:p>
              </table:table-cell>
              <table:table-cell office:value-type="float" office:value="2.93978079158276">
                <text:p>2.93978079158276</text:p>
              </table:table-cell>
              <table:table-cell office:value-type="float" office:value="2.94248532699079">
                <text:p>2.94248532699079</text:p>
              </table:table-cell>
              <table:table-cell office:value-type="float" office:value="2.95248220976268">
                <text:p>2.95248220976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0866967442995">
                <text:p>3.90866967442995</text:p>
              </table:table-cell>
              <table:table-cell office:value-type="float" office:value="3.92337551195061">
                <text:p>3.92337551195061</text:p>
              </table:table-cell>
              <table:table-cell office:value-type="float" office:value="3.94622548718264">
                <text:p>3.94622548718264</text:p>
              </table:table-cell>
              <table:table-cell office:value-type="float" office:value="3.92119993572183">
                <text:p>3.92119993572183</text:p>
              </table:table-cell>
              <table:table-cell office:value-type="float" office:value="3.9121009956945">
                <text:p>3.9121009956945</text:p>
              </table:table-cell>
              <table:table-cell office:value-type="float" office:value="3.91693474043101">
                <text:p>3.91693474043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5681818181818">
                <text:p>4.85681818181818</text:p>
              </table:table-cell>
              <table:table-cell office:value-type="float" office:value="4.88972268779522">
                <text:p>4.88972268779522</text:p>
              </table:table-cell>
              <table:table-cell office:value-type="float" office:value="4.93149343166628">
                <text:p>4.93149343166628</text:p>
              </table:table-cell>
              <table:table-cell office:value-type="float" office:value="4.90458916680027">
                <text:p>4.90458916680027</text:p>
              </table:table-cell>
              <table:table-cell office:value-type="float" office:value="4.88809480298747">
                <text:p>4.88809480298747</text:p>
              </table:table-cell>
              <table:table-cell office:value-type="float" office:value="4.91167510585619">
                <text:p>4.91167510585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6217868056804">
                <text:p>5.76217868056804</text:p>
              </table:table-cell>
              <table:table-cell office:value-type="float" office:value="5.84407011154109">
                <text:p>5.84407011154109</text:p>
              </table:table-cell>
              <table:table-cell office:value-type="float" office:value="5.90826046939715">
                <text:p>5.90826046939715</text:p>
              </table:table-cell>
              <table:table-cell office:value-type="float" office:value="5.89683167576245">
                <text:p>5.89683167576245</text:p>
              </table:table-cell>
              <table:table-cell office:value-type="float" office:value="5.86976046723268">
                <text:p>5.86976046723268</text:p>
              </table:table-cell>
              <table:table-cell office:value-type="float" office:value="5.86540765338379">
                <text:p>5.86540765338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6840024963595">
                <text:p>6.66840024963595</text:p>
              </table:table-cell>
              <table:table-cell office:value-type="float" office:value="6.81958242575573">
                <text:p>6.81958242575573</text:p>
              </table:table-cell>
              <table:table-cell office:value-type="float" office:value="6.87717277767362">
                <text:p>6.87717277767362</text:p>
              </table:table-cell>
              <table:table-cell office:value-type="float" office:value="6.85076337918956">
                <text:p>6.85076337918956</text:p>
              </table:table-cell>
              <table:table-cell office:value-type="float" office:value="6.87382289485773">
                <text:p>6.87382289485773</text:p>
              </table:table-cell>
              <table:table-cell office:value-type="float" office:value="6.87030125457402">
                <text:p>6.87030125457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8773651016118">
                <text:p>7.48773651016118</text:p>
              </table:table-cell>
              <table:table-cell office:value-type="float" office:value="7.74075860821323">
                <text:p>7.74075860821323</text:p>
              </table:table-cell>
              <table:table-cell office:value-type="float" office:value="7.82665549036044">
                <text:p>7.82665549036044</text:p>
              </table:table-cell>
              <table:table-cell office:value-type="float" office:value="7.87236959853131">
                <text:p>7.87236959853131</text:p>
              </table:table-cell>
              <table:table-cell office:value-type="float" office:value="7.78926547112855">
                <text:p>7.78926547112855</text:p>
              </table:table-cell>
              <table:table-cell office:value-type="float" office:value="7.82541922421729">
                <text:p>7.82541922421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4331077563769">
                <text:p>8.34331077563769</text:p>
              </table:table-cell>
              <table:table-cell office:value-type="float" office:value="8.64993261455526">
                <text:p>8.64993261455526</text:p>
              </table:table-cell>
              <table:table-cell office:value-type="float" office:value="8.8301867326937">
                <text:p>8.8301867326937</text:p>
              </table:table-cell>
              <table:table-cell office:value-type="float" office:value="8.86427169014937">
                <text:p>8.86427169014937</text:p>
              </table:table-cell>
              <table:table-cell office:value-type="float" office:value="8.8061216255908">
                <text:p>8.8061216255908</text:p>
              </table:table-cell>
              <table:table-cell office:value-type="float" office:value="8.82664295141709">
                <text:p>8.82664295141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467198353486">
                <text:p>8.2467198353486</text:p>
              </table:table-cell>
              <table:table-cell office:value-type="float" office:value="9.62256371814093">
                <text:p>9.62256371814093</text:p>
              </table:table-cell>
              <table:table-cell office:value-type="float" office:value="9.78648880419247">
                <text:p>9.78648880419247</text:p>
              </table:table-cell>
              <table:table-cell office:value-type="float" office:value="9.84813076254126">
                <text:p>9.84813076254126</text:p>
              </table:table-cell>
              <table:table-cell office:value-type="float" office:value="9.7798341297067">
                <text:p>9.7798341297067</text:p>
              </table:table-cell>
              <table:table-cell office:value-type="float" office:value="9.80282035485839">
                <text:p>9.80282035485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9351851851852">
                <text:p>9.89351851851852</text:p>
              </table:table-cell>
              <table:table-cell office:value-type="float" office:value="10.5122430595365">
                <text:p>10.5122430595365</text:p>
              </table:table-cell>
              <table:table-cell office:value-type="float" office:value="10.7362281270253">
                <text:p>10.7362281270253</text:p>
              </table:table-cell>
              <table:table-cell office:value-type="float" office:value="10.839578838262">
                <text:p>10.839578838262</text:p>
              </table:table-cell>
              <table:table-cell office:value-type="float" office:value="10.731687138122">
                <text:p>10.731687138122</text:p>
              </table:table-cell>
              <table:table-cell office:value-type="float" office:value="10.7018669182882">
                <text:p>10.7018669182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601263717991">
                <text:p>10.6601263717991</text:p>
              </table:table-cell>
              <table:table-cell office:value-type="float" office:value="11.364763169544">
                <text:p>11.364763169544</text:p>
              </table:table-cell>
              <table:table-cell office:value-type="float" office:value="11.6821201091902">
                <text:p>11.6821201091902</text:p>
              </table:table-cell>
              <table:table-cell office:value-type="float" office:value="11.7983134749324">
                <text:p>11.7983134749324</text:p>
              </table:table-cell>
              <table:table-cell office:value-type="float" office:value="11.7191908605268">
                <text:p>11.7191908605268</text:p>
              </table:table-cell>
              <table:table-cell office:value-type="float" office:value="11.7323160163235">
                <text:p>11.7323160163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71053565094">
                <text:p>11.371053565094</text:p>
              </table:table-cell>
              <table:table-cell office:value-type="float" office:value="12.2264025145252">
                <text:p>12.2264025145252</text:p>
              </table:table-cell>
              <table:table-cell office:value-type="float" office:value="12.670137175565">
                <text:p>12.670137175565</text:p>
              </table:table-cell>
              <table:table-cell office:value-type="float" office:value="12.7943634718018">
                <text:p>12.7943634718018</text:p>
              </table:table-cell>
              <table:table-cell office:value-type="float" office:value="12.6677175469143">
                <text:p>12.6677175469143</text:p>
              </table:table-cell>
              <table:table-cell office:value-type="float" office:value="12.7331235282291">
                <text:p>12.7331235282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9474468878122">
                <text:p>11.9474468878122</text:p>
              </table:table-cell>
              <table:table-cell office:value-type="float" office:value="13.053182835062">
                <text:p>13.053182835062</text:p>
              </table:table-cell>
              <table:table-cell office:value-type="float" office:value="13.6114394762649">
                <text:p>13.6114394762649</text:p>
              </table:table-cell>
              <table:table-cell office:value-type="float" office:value="13.7550397272776">
                <text:p>13.7550397272776</text:p>
              </table:table-cell>
              <table:table-cell office:value-type="float" office:value="13.6496243610803">
                <text:p>13.6496243610803</text:p>
              </table:table-cell>
              <table:table-cell office:value-type="float" office:value="13.6047700423982">
                <text:p>13.6047700423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399842271293">
                <text:p>12.6399842271293</text:p>
              </table:table-cell>
              <table:table-cell office:value-type="float" office:value="13.9815924191265">
                <text:p>13.9815924191265</text:p>
              </table:table-cell>
              <table:table-cell office:value-type="float" office:value="14.5381610236666">
                <text:p>14.5381610236666</text:p>
              </table:table-cell>
              <table:table-cell office:value-type="float" office:value="14.727758058258">
                <text:p>14.727758058258</text:p>
              </table:table-cell>
              <table:table-cell office:value-type="float" office:value="14.5622463594068">
                <text:p>14.5622463594068</text:p>
              </table:table-cell>
              <table:table-cell office:value-type="float" office:value="14.6752024887098">
                <text:p>14.6752024887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1805098684211">
                <text:p>13.1805098684211</text:p>
              </table:table-cell>
              <table:table-cell office:value-type="float" office:value="14.591906331704">
                <text:p>14.591906331704</text:p>
              </table:table-cell>
              <table:table-cell office:value-type="float" office:value="15.3843803361194">
                <text:p>15.3843803361194</text:p>
              </table:table-cell>
              <table:table-cell office:value-type="float" office:value="15.6362214695472">
                <text:p>15.6362214695472</text:p>
              </table:table-cell>
              <table:table-cell office:value-type="float" office:value="15.5881734539769">
                <text:p>15.5881734539769</text:p>
              </table:table-cell>
              <table:table-cell office:value-type="float" office:value="15.6654511614238">
                <text:p>15.6654511614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946684005202">
                <text:p>13.8946684005202</text:p>
              </table:table-cell>
              <table:table-cell office:value-type="float" office:value="15.5839504674032">
                <text:p>15.5839504674032</text:p>
              </table:table-cell>
              <table:table-cell office:value-type="float" office:value="16.4056480209565">
                <text:p>16.4056480209565</text:p>
              </table:table-cell>
              <table:table-cell office:value-type="float" office:value="16.6422087623007">
                <text:p>16.6422087623007</text:p>
              </table:table-cell>
              <table:table-cell office:value-type="float" office:value="16.6505868950506">
                <text:p>16.6505868950506</text:p>
              </table:table-cell>
              <table:table-cell office:value-type="float" office:value="16.637671207936">
                <text:p>16.637671207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2975022301517">
                <text:p>14.2975022301517</text:p>
              </table:table-cell>
              <table:table-cell office:value-type="float" office:value="16.3480641874682">
                <text:p>16.3480641874682</text:p>
              </table:table-cell>
              <table:table-cell office:value-type="float" office:value="17.3542173560422">
                <text:p>17.3542173560422</text:p>
              </table:table-cell>
              <table:table-cell office:value-type="float" office:value="17.6370152387344">
                <text:p>17.6370152387344</text:p>
              </table:table-cell>
              <table:table-cell office:value-type="float" office:value="17.5678067417177">
                <text:p>17.5678067417177</text:p>
              </table:table-cell>
              <table:table-cell office:value-type="float" office:value="17.5121298855248">
                <text:p>17.5121298855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'Aptos Narrow'" fo:font-size="24pt" style:font-size-asian="24pt" style:font-size-complex="24pt"/>
    </style:style>
    <style:style style:name="ch3" style:family="chart">
      <style:graphic-properties draw:stroke="none" draw:fill="none" draw:fill-color="#d9d9d9"/>
      <style:text-properties fo:color="#000000" fo:font-family="'Aptos Narrow'" fo:font-size="15pt" style:font-size-asian="15pt" style:font-size-complex="1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d9d9d9"/>
      <style:text-properties fo:color="#000000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fo:font-family="'Aptos Narrow'" fo:font-size="18pt" style:font-size-asian="18pt" style:font-size-complex="18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1" chart:tick-mark-position="at-axis"/>
      <style:graphic-properties draw:stroke="none" svg:stroke-width="0.035cm" svg:stroke-color="#b3b3b3"/>
      <style:text-properties fo:color="#000000" fo:font-family="'Aptos Narrow'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000000" fo:font-family="'Aptos Narrow'" fo:font-size="18pt" style:font-size-asian="18pt" style:font-size-complex="18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156082" draw:fill-color="#156082"/>
      <style:text-properties fo:color="#000000" fo:font-family="'Aptos Narrow'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e97132" draw:fill-color="#e97132"/>
      <style:text-properties fo:color="#000000" fo:font-family="'Aptos Narrow'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196b24" draw:fill-color="#196b24"/>
      <style:text-properties fo:color="#000000" fo:font-family="'Aptos Narrow'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0f9ed5" draw:fill-color="#0f9ed5"/>
      <style:text-properties fo:color="#000000" fo:font-family="'Aptos Narrow'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a02b93" draw:fill-color="#a02b93"/>
      <style:text-properties fo:color="#000000" fo:font-family="'Aptos Narrow'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ea72e" draw:fill-color="#4ea72e"/>
      <style:text-properties fo:color="#000000" fo:font-family="'Aptos Narrow'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5.001cm" svg:height="25.001cm" xlink:href=".." xlink:type="simple" chart:class="chart:line" chart:style-name="ch1">
        <chart:title svg:x="8.088cm" svg:y="0.636cm" chart:style-name="ch2">
          <text:p>OMP WEAK SCALABILITY</text:p>
        </chart:title>
        <chart:legend chart:legend-position="end" svg:x="20.305cm" svg:y="13.254cm" style:legend-expansion="custom" chartooo:width="3.905cm" chartooo:height="5.894cm" style:legend-expansion-aspect-ratio="0.662538174414659" chart:style-name="ch3"/>
        <chart:plot-area chart:style-name="ch4" table:cell-range-address="report_omp.B128:report_omp.B145 report_omp.H7:report_omp.H12 report_omp.F128:report_omp.F145 report_omp.F148:report_omp.F165 report_omp.F168:report_omp.F185 report_omp.F188:report_omp.F205 report_omp.F208:report_omp.F225 report_omp.F228:report_omp.F245" chart:data-source-has-labels="both" svg:x="1.669cm" svg:y="2.043cm" svg:width="22.77cm" svg:height="20.882cm">
          <chartooo:coordinate-region svg:x="2.035cm" svg:y="2.255cm" svg:width="22.27cm" svg:height="20.147cm"/>
          <chart:axis chart:dimension="x" chart:name="primary-x" chart:style-name="ch5" chartooo:axis-type="auto">
            <chartooo:date-scale/>
            <chart:title svg:x="11.709cm" svg:y="23.425cm" chart:style-name="ch6">
              <text:p>THREADS</text:p>
            </chart:title>
            <chart:categories table:cell-range-address="report_omp.B128:report_omp.B145"/>
          </chart:axis>
          <chart:axis chart:dimension="y" chart:name="primary-y" chart:style-name="ch7">
            <chart:title svg:x="0.019cm" svg:y="14.927cm" chart:style-name="ch8">
              <text:p>SCALED SPEEDUP</text:p>
            </chart:title>
            <chart:grid chart:style-name="ch9" chart:class="major"/>
          </chart:axis>
          <chart:series chart:style-name="ch10" chart:values-cell-range-address="report_omp.F128:report_omp.F145" chart:label-cell-address="report_omp.H7:report_omp.H7" chart:class="chart:line">
            <chart:data-point chart:repeated="18"/>
          </chart:series>
          <chart:series chart:style-name="ch11" chart:values-cell-range-address="report_omp.F148:report_omp.F165" chart:label-cell-address="report_omp.H8:report_omp.H8" chart:class="chart:line">
            <chart:data-point chart:repeated="18"/>
          </chart:series>
          <chart:series chart:style-name="ch12" chart:values-cell-range-address="report_omp.F168:report_omp.F185" chart:label-cell-address="report_omp.H9:report_omp.H9" chart:class="chart:line">
            <chart:data-point chart:repeated="18"/>
          </chart:series>
          <chart:series chart:style-name="ch13" chart:values-cell-range-address="report_omp.F188:report_omp.F205" chart:label-cell-address="report_omp.H10:report_omp.H10" chart:class="chart:line">
            <chart:data-point chart:repeated="18"/>
          </chart:series>
          <chart:series chart:style-name="ch14" chart:values-cell-range-address="report_omp.F208:report_omp.F225" chart:label-cell-address="report_omp.H11:report_omp.H11" chart:class="chart:line">
            <chart:data-point chart:repeated="18"/>
          </chart:series>
          <chart:series chart:style-name="ch15" chart:values-cell-range-address="report_omp.F228:report_omp.F245" chart:label-cell-address="report_omp.H12:report_omp.H12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report_omp.H7:report_omp.H7</svg:desc>
                </draw:g>
              </table:table-cell>
              <table:table-cell office:value-type="string">
                <text:p>2100</text:p>
                <draw:g>
                  <svg:desc>report_omp.H8:report_omp.H8</svg:desc>
                </draw:g>
              </table:table-cell>
              <table:table-cell office:value-type="string">
                <text:p>2200</text:p>
                <draw:g>
                  <svg:desc>report_omp.H9:report_omp.H9</svg:desc>
                </draw:g>
              </table:table-cell>
              <table:table-cell office:value-type="string">
                <text:p>2300</text:p>
                <draw:g>
                  <svg:desc>report_omp.H10:report_omp.H10</svg:desc>
                </draw:g>
              </table:table-cell>
              <table:table-cell office:value-type="string">
                <text:p>2400</text:p>
                <draw:g>
                  <svg:desc>report_omp.H11:report_omp.H11</svg:desc>
                </draw:g>
              </table:table-cell>
              <table:table-cell office:value-type="string">
                <text:p>2500</text:p>
                <draw:g>
                  <svg:desc>report_omp.H12:report_omp.H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report_omp.B128:report_omp.B145</svg:desc>
                </draw:g>
              </table:table-cell>
              <table:table-cell office:value-type="float" office:value="1">
                <text:p>1</text:p>
                <draw:g>
                  <svg:desc>report_omp.F128:report_omp.F145</svg:desc>
                </draw:g>
              </table:table-cell>
              <table:table-cell office:value-type="float" office:value="1">
                <text:p>1</text:p>
                <draw:g>
                  <svg:desc>report_omp.F148:report_omp.F165</svg:desc>
                </draw:g>
              </table:table-cell>
              <table:table-cell office:value-type="float" office:value="1">
                <text:p>1</text:p>
                <draw:g>
                  <svg:desc>report_omp.F168:report_omp.F185</svg:desc>
                </draw:g>
              </table:table-cell>
              <table:table-cell office:value-type="float" office:value="1">
                <text:p>1</text:p>
                <draw:g>
                  <svg:desc>report_omp.F188:report_omp.F205</svg:desc>
                </draw:g>
              </table:table-cell>
              <table:table-cell office:value-type="float" office:value="1">
                <text:p>1</text:p>
                <draw:g>
                  <svg:desc>report_omp.F208:report_omp.F225</svg:desc>
                </draw:g>
              </table:table-cell>
              <table:table-cell office:value-type="float" office:value="1">
                <text:p>1</text:p>
                <draw:g>
                  <svg:desc>report_omp.F228:report_omp.F2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7013644028821">
                <text:p>1.97013644028821</text:p>
              </table:table-cell>
              <table:table-cell office:value-type="float" office:value="1.97657401997607">
                <text:p>1.97657401997607</text:p>
              </table:table-cell>
              <table:table-cell office:value-type="float" office:value="1.97465010541289">
                <text:p>1.97465010541289</text:p>
              </table:table-cell>
              <table:table-cell office:value-type="float" office:value="1.98495961377774">
                <text:p>1.98495961377774</text:p>
              </table:table-cell>
              <table:table-cell office:value-type="float" office:value="1.97366399180468">
                <text:p>1.97366399180468</text:p>
              </table:table-cell>
              <table:table-cell office:value-type="float" office:value="1.97825146497817">
                <text:p>1.978251464978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5194634161281">
                <text:p>2.95194634161281</text:p>
              </table:table-cell>
              <table:table-cell office:value-type="float" office:value="2.96057785803584">
                <text:p>2.96057785803584</text:p>
              </table:table-cell>
              <table:table-cell office:value-type="float" office:value="2.95387187476252">
                <text:p>2.95387187476252</text:p>
              </table:table-cell>
              <table:table-cell office:value-type="float" office:value="2.97391909122522">
                <text:p>2.97391909122522</text:p>
              </table:table-cell>
              <table:table-cell office:value-type="float" office:value="2.95589081378252">
                <text:p>2.95589081378252</text:p>
              </table:table-cell>
              <table:table-cell office:value-type="float" office:value="2.96010121814865">
                <text:p>2.960101218148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3894440017164">
                <text:p>3.93894440017164</text:p>
              </table:table-cell>
              <table:table-cell office:value-type="float" office:value="3.95292808457365">
                <text:p>3.95292808457365</text:p>
              </table:table-cell>
              <table:table-cell office:value-type="float" office:value="3.94609273876298">
                <text:p>3.94609273876298</text:p>
              </table:table-cell>
              <table:table-cell office:value-type="float" office:value="3.97093306711861">
                <text:p>3.97093306711861</text:p>
              </table:table-cell>
              <table:table-cell office:value-type="float" office:value="3.949097896872">
                <text:p>3.949097896872</text:p>
              </table:table-cell>
              <table:table-cell office:value-type="float" office:value="3.9603968191481">
                <text:p>3.960396819148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92579418618913">
                <text:p>4.92579418618913</text:p>
              </table:table-cell>
              <table:table-cell office:value-type="float" office:value="4.93937371377719">
                <text:p>4.93937371377719</text:p>
              </table:table-cell>
              <table:table-cell office:value-type="float" office:value="4.9279882346975">
                <text:p>4.9279882346975</text:p>
              </table:table-cell>
              <table:table-cell office:value-type="float" office:value="4.95814104496649">
                <text:p>4.95814104496649</text:p>
              </table:table-cell>
              <table:table-cell office:value-type="float" office:value="4.92837500799386">
                <text:p>4.92837500799386</text:p>
              </table:table-cell>
              <table:table-cell office:value-type="float" office:value="4.94271283704111">
                <text:p>4.942712837041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88406947284881">
                <text:p>5.88406947284881</text:p>
              </table:table-cell>
              <table:table-cell office:value-type="float" office:value="5.91918238120365">
                <text:p>5.91918238120365</text:p>
              </table:table-cell>
              <table:table-cell office:value-type="float" office:value="5.89624311068413">
                <text:p>5.89624311068413</text:p>
              </table:table-cell>
              <table:table-cell office:value-type="float" office:value="5.94604616668212">
                <text:p>5.94604616668212</text:p>
              </table:table-cell>
              <table:table-cell office:value-type="float" office:value="5.90775324205192">
                <text:p>5.90775324205192</text:p>
              </table:table-cell>
              <table:table-cell office:value-type="float" office:value="5.93090573230884">
                <text:p>5.930905732308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85386889342639">
                <text:p>6.85386889342639</text:p>
              </table:table-cell>
              <table:table-cell office:value-type="float" office:value="6.88582426407466">
                <text:p>6.88582426407466</text:p>
              </table:table-cell>
              <table:table-cell office:value-type="float" office:value="6.85641568390283">
                <text:p>6.85641568390283</text:p>
              </table:table-cell>
              <table:table-cell office:value-type="float" office:value="6.91909385113269">
                <text:p>6.91909385113269</text:p>
              </table:table-cell>
              <table:table-cell office:value-type="float" office:value="6.87233003524566">
                <text:p>6.87233003524566</text:p>
              </table:table-cell>
              <table:table-cell office:value-type="float" office:value="6.91219081272085">
                <text:p>6.912190812720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4901972760032">
                <text:p>7.84901972760032</text:p>
              </table:table-cell>
              <table:table-cell office:value-type="float" office:value="7.87212942186764">
                <text:p>7.87212942186764</text:p>
              </table:table-cell>
              <table:table-cell office:value-type="float" office:value="7.84380990818283">
                <text:p>7.84380990818283</text:p>
              </table:table-cell>
              <table:table-cell office:value-type="float" office:value="7.88893501222268">
                <text:p>7.88893501222268</text:p>
              </table:table-cell>
              <table:table-cell office:value-type="float" office:value="7.85692742295193">
                <text:p>7.85692742295193</text:p>
              </table:table-cell>
              <table:table-cell office:value-type="float" office:value="7.89329357996116">
                <text:p>7.893293579961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.81050610926597">
                <text:p>8.81050610926597</text:p>
              </table:table-cell>
              <table:table-cell office:value-type="float" office:value="8.80686482466048">
                <text:p>8.80686482466048</text:p>
              </table:table-cell>
              <table:table-cell office:value-type="float" office:value="8.83542961054706">
                <text:p>8.83542961054706</text:p>
              </table:table-cell>
              <table:table-cell office:value-type="float" office:value="8.87525656696109">
                <text:p>8.87525656696109</text:p>
              </table:table-cell>
              <table:table-cell office:value-type="float" office:value="8.8454311645801">
                <text:p>8.8454311645801</text:p>
              </table:table-cell>
              <table:table-cell office:value-type="float" office:value="8.83317398684904">
                <text:p>8.833173986849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76594321843273">
                <text:p>9.76594321843273</text:p>
              </table:table-cell>
              <table:table-cell office:value-type="float" office:value="9.81867433246724">
                <text:p>9.81867433246724</text:p>
              </table:table-cell>
              <table:table-cell office:value-type="float" office:value="9.78033867599326">
                <text:p>9.78033867599326</text:p>
              </table:table-cell>
              <table:table-cell office:value-type="float" office:value="9.8378005291614">
                <text:p>9.8378005291614</text:p>
              </table:table-cell>
              <table:table-cell office:value-type="float" office:value="9.80741086389378">
                <text:p>9.80741086389378</text:p>
              </table:table-cell>
              <table:table-cell office:value-type="float" office:value="9.83651759000332">
                <text:p>9.836517590003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.7467842481374">
                <text:p>10.7467842481374</text:p>
              </table:table-cell>
              <table:table-cell office:value-type="float" office:value="10.800541765714">
                <text:p>10.800541765714</text:p>
              </table:table-cell>
              <table:table-cell office:value-type="float" office:value="10.771110439339">
                <text:p>10.771110439339</text:p>
              </table:table-cell>
              <table:table-cell office:value-type="float" office:value="10.8365395691741">
                <text:p>10.8365395691741</text:p>
              </table:table-cell>
              <table:table-cell office:value-type="float" office:value="10.8046521508232">
                <text:p>10.8046521508232</text:p>
              </table:table-cell>
              <table:table-cell office:value-type="float" office:value="10.8222856807558">
                <text:p>10.822285680755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7152146829135">
                <text:p>11.7152146829135</text:p>
              </table:table-cell>
              <table:table-cell office:value-type="float" office:value="11.7302072153884">
                <text:p>11.7302072153884</text:p>
              </table:table-cell>
              <table:table-cell office:value-type="float" office:value="11.7488224477973">
                <text:p>11.7488224477973</text:p>
              </table:table-cell>
              <table:table-cell office:value-type="float" office:value="11.8116108834768">
                <text:p>11.8116108834768</text:p>
              </table:table-cell>
              <table:table-cell office:value-type="float" office:value="11.7502011774173">
                <text:p>11.7502011774173</text:p>
              </table:table-cell>
              <table:table-cell office:value-type="float" office:value="11.7128885784142">
                <text:p>11.71288857841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.6753057570332">
                <text:p>12.6753057570332</text:p>
              </table:table-cell>
              <table:table-cell office:value-type="float" office:value="12.7301447277739">
                <text:p>12.7301447277739</text:p>
              </table:table-cell>
              <table:table-cell office:value-type="float" office:value="12.6640936317386">
                <text:p>12.6640936317386</text:p>
              </table:table-cell>
              <table:table-cell office:value-type="float" office:value="12.7994473865991">
                <text:p>12.7994473865991</text:p>
              </table:table-cell>
              <table:table-cell office:value-type="float" office:value="12.7204951856946">
                <text:p>12.7204951856946</text:p>
              </table:table-cell>
              <table:table-cell office:value-type="float" office:value="12.769244288225">
                <text:p>12.7692442882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.5987422904825">
                <text:p>13.5987422904825</text:p>
              </table:table-cell>
              <table:table-cell office:value-type="float" office:value="13.6841120466678">
                <text:p>13.6841120466678</text:p>
              </table:table-cell>
              <table:table-cell office:value-type="float" office:value="13.5307573723209">
                <text:p>13.5307573723209</text:p>
              </table:table-cell>
              <table:table-cell office:value-type="float" office:value="13.7824335213538">
                <text:p>13.7824335213538</text:p>
              </table:table-cell>
              <table:table-cell office:value-type="float" office:value="13.710310064385">
                <text:p>13.710310064385</text:p>
              </table:table-cell>
              <table:table-cell office:value-type="float" office:value="13.690273916678">
                <text:p>13.6902739166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.5647969052224">
                <text:p>14.5647969052224</text:p>
              </table:table-cell>
              <table:table-cell office:value-type="float" office:value="14.6837710474826">
                <text:p>14.6837710474826</text:p>
              </table:table-cell>
              <table:table-cell office:value-type="float" office:value="14.63772845953">
                <text:p>14.63772845953</text:p>
              </table:table-cell>
              <table:table-cell office:value-type="float" office:value="14.7299283483373">
                <text:p>14.7299283483373</text:p>
              </table:table-cell>
              <table:table-cell office:value-type="float" office:value="14.6137881629127">
                <text:p>14.6137881629127</text:p>
              </table:table-cell>
              <table:table-cell office:value-type="float" office:value="14.7081814460321">
                <text:p>14.708181446032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498820255309">
                <text:p>15.5498820255309</text:p>
              </table:table-cell>
              <table:table-cell office:value-type="float" office:value="15.6713265503074">
                <text:p>15.6713265503074</text:p>
              </table:table-cell>
              <table:table-cell office:value-type="float" office:value="15.5795485858864">
                <text:p>15.5795485858864</text:p>
              </table:table-cell>
              <table:table-cell office:value-type="float" office:value="15.7393944971013">
                <text:p>15.7393944971013</text:p>
              </table:table-cell>
              <table:table-cell office:value-type="float" office:value="15.6140306445486">
                <text:p>15.6140306445486</text:p>
              </table:table-cell>
              <table:table-cell office:value-type="float" office:value="15.6954580026133">
                <text:p>15.69545800261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4838534435927">
                <text:p>16.4838534435927</text:p>
              </table:table-cell>
              <table:table-cell office:value-type="float" office:value="16.5949600153893">
                <text:p>16.5949600153893</text:p>
              </table:table-cell>
              <table:table-cell office:value-type="float" office:value="16.5665505051771">
                <text:p>16.5665505051771</text:p>
              </table:table-cell>
              <table:table-cell office:value-type="float" office:value="16.6763019041064">
                <text:p>16.6763019041064</text:p>
              </table:table-cell>
              <table:table-cell office:value-type="float" office:value="16.5811589005843">
                <text:p>16.5811589005843</text:p>
              </table:table-cell>
              <table:table-cell office:value-type="float" office:value="16.6138915873324">
                <text:p>16.61389158733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.4629786206064">
                <text:p>17.4629786206064</text:p>
              </table:table-cell>
              <table:table-cell office:value-type="float" office:value="17.5321085823965">
                <text:p>17.5321085823965</text:p>
              </table:table-cell>
              <table:table-cell office:value-type="float" office:value="17.494561548271">
                <text:p>17.494561548271</text:p>
              </table:table-cell>
              <table:table-cell office:value-type="float" office:value="17.6560456954098">
                <text:p>17.6560456954098</text:p>
              </table:table-cell>
              <table:table-cell office:value-type="float" office:value="17.5085091612849">
                <text:p>17.5085091612849</text:p>
              </table:table-cell>
              <table:table-cell office:value-type="float" office:value="17.6316014955601">
                <text:p>17.6316014955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